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85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OUT-201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OUT-2011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OUT-2011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Outubro – 201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26865.31">
            <text:p><text:s/>26.865 </text:p>
          </table:table-cell>
          <table:table-cell table:style-name="ce14" office:value-type="float" office:value="5591230.26">
            <text:p><text:s/>5.591.230 </text:p>
          </table:table-cell>
          <table:table-cell table:style-name="ce14" office:value-type="float" office:value="32572255.16">
            <text:p><text:s/>32.572.255 </text:p>
          </table:table-cell>
          <table:table-cell table:style-name="ce14" office:value-type="float" office:value="107428.46">
            <text:p><text:s/>107.428 </text:p>
          </table:table-cell>
          <table:table-cell table:style-name="ce14" office:value-type="float" office:value="49759190.17">
            <text:p><text:s/>49.759.190 </text:p>
          </table:table-cell>
          <table:table-cell table:style-name="ce14" office:value-type="float" office:value="35624677.1">
            <text:p><text:s/>35.624.677 </text:p>
          </table:table-cell>
          <table:table-cell table:style-name="ce14" office:value-type="float" office:value="6844951.8">
            <text:p><text:s/>6.844.952 </text:p>
          </table:table-cell>
          <table:table-cell table:style-name="ce14" office:value-type="float" office:value="187955880.19">
            <text:p><text:s/>187.955.880 </text:p>
          </table:table-cell>
          <table:table-cell table:style-name="ce14" office:value-type="float" office:value="69662762.36">
            <text:p><text:s/>69.662.762 </text:p>
          </table:table-cell>
          <table:table-cell table:style-name="ce14" office:value-type="float" office:value="2427492.7">
            <text:p><text:s/>2.427.493 </text:p>
          </table:table-cell>
          <table:table-cell table:style-name="ce14" office:value-type="float" office:value="66206541.88">
            <text:p><text:s/>66.206.542 </text:p>
          </table:table-cell>
          <table:table-cell table:style-name="ce14" office:value-type="float" office:value="222971.3">
            <text:p><text:s/>222.971 </text:p>
          </table:table-cell>
          <table:table-cell table:style-name="ce14" office:value-type="float" office:value="2171082.32">
            <text:p><text:s/>2.171.082 </text:p>
          </table:table-cell>
          <table:table-cell table:style-name="ce14" office:value-type="float" office:value="3015437.79">
            <text:p><text:s/>3.015.438 </text:p>
          </table:table-cell>
          <table:table-cell table:style-name="ce14" office:value-type="float" office:value="7198948.32">
            <text:p><text:s/>7.198.948 </text:p>
          </table:table-cell>
          <table:table-cell table:style-name="ce14" office:value-type="float" office:value="50447804.4">
            <text:p><text:s/>50.447.804 </text:p>
          </table:table-cell>
          <table:table-cell table:style-name="ce14" office:value-type="float" office:value="349868.79">
            <text:p><text:s/>349.869 </text:p>
          </table:table-cell>
          <table:table-cell table:style-name="ce14" office:value-type="float" office:value="256712584.5">
            <text:p><text:s/>256.712.585 </text:p>
          </table:table-cell>
          <table:table-cell table:style-name="ce14" office:value-type="float" office:value="246920528.8">
            <text:p><text:s/>246.920.529 </text:p>
          </table:table-cell>
          <table:table-cell table:style-name="ce14" office:value-type="float" office:value="5014825.23">
            <text:p><text:s/>5.014.825 </text:p>
          </table:table-cell>
          <table:table-cell table:style-name="ce14" office:value-type="float" office:value="15550.42">
            <text:p><text:s/>15.550 </text:p>
          </table:table-cell>
          <table:table-cell table:style-name="ce14" office:value-type="float" office:value="45957.86">
            <text:p><text:s/>45.958 </text:p>
          </table:table-cell>
          <table:table-cell table:style-name="ce14" office:value-type="float" office:value="72096939.69">
            <text:p><text:s/>72.096.940 </text:p>
          </table:table-cell>
          <table:table-cell table:style-name="ce14" office:value-type="float" office:value="279808080.18">
            <text:p><text:s/>279.808.080 </text:p>
          </table:table-cell>
          <table:table-cell table:style-name="ce14" office:value-type="float" office:value="65693.54">
            <text:p><text:s/>65.694 </text:p>
          </table:table-cell>
          <table:table-cell table:style-name="ce14" office:value-type="float" office:value="1046414037.93">
            <text:p><text:s/>1.046.414.038 </text:p>
          </table:table-cell>
          <table:table-cell table:style-name="ce14" office:value-type="float" office:value="5140.19">
            <text:p><text:s/>5.140 </text:p>
          </table:table-cell>
          <table:table-cell table:style-name="ce23" office:value-type="float" office:value="2427284726.65">
            <text:p><text:s/>2.427.284.72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23">
            <text:p><text:s/>(0)</text:p>
          </table:table-cell>
          <table:table-cell table:style-name="ce15" office:value-type="float" office:value="2580.7">
            <text:p><text:s/>2.581 </text:p>
          </table:table-cell>
          <table:table-cell table:style-name="ce15" office:value-type="float" office:value="244.92">
            <text:p><text:s/>245 </text:p>
          </table:table-cell>
          <table:table-cell table:style-name="ce15" office:value-type="float" office:value="-0.65">
            <text:p><text:s/>(1)</text:p>
          </table:table-cell>
          <table:table-cell table:style-name="ce15" office:value-type="float" office:value="135523.42">
            <text:p><text:s/>135.523 </text:p>
          </table:table-cell>
          <table:table-cell table:style-name="ce15" office:value-type="float" office:value="15638.16">
            <text:p><text:s/>15.638 </text:p>
          </table:table-cell>
          <table:table-cell table:style-name="ce15" office:value-type="float" office:value="246.6">
            <text:p><text:s/>247 </text:p>
          </table:table-cell>
          <table:table-cell table:style-name="ce15" office:value-type="float" office:value="333.32">
            <text:p><text:s/>333 </text:p>
          </table:table-cell>
          <table:table-cell table:style-name="ce15" office:value-type="float" office:value="4242.55">
            <text:p><text:s/>4.243 </text:p>
          </table:table-cell>
          <table:table-cell table:style-name="ce15" office:value-type="float" office:value="213.94">
            <text:p><text:s/>214 </text:p>
          </table:table-cell>
          <table:table-cell table:style-name="ce15" office:value-type="float" office:value="8639.19">
            <text:p><text:s/>8.639 </text:p>
          </table:table-cell>
          <table:table-cell table:style-name="ce15" office:value-type="float" office:value="7220.79">
            <text:p><text:s/>7.221 </text:p>
          </table:table-cell>
          <table:table-cell table:style-name="ce15" office:value-type="float" office:value="28201.24">
            <text:p><text:s/>28.201 </text:p>
          </table:table-cell>
          <table:table-cell table:style-name="ce15" office:value-type="float" office:value="71277.5">
            <text:p><text:s/>71.278 </text:p>
          </table:table-cell>
          <table:table-cell table:style-name="ce15" office:value-type="float" office:value="-106.06">
            <text:p><text:s/>(106)</text:p>
          </table:table-cell>
          <table:table-cell table:style-name="ce15" office:value-type="float" office:value="7577.24">
            <text:p><text:s/>7.577 </text:p>
          </table:table-cell>
          <table:table-cell table:style-name="ce15" office:value-type="float" office:value="31.4">
            <text:p><text:s/>31 </text:p>
          </table:table-cell>
          <table:table-cell table:style-name="ce15" office:value-type="float" office:value="527165.51">
            <text:p><text:s/>527.166 </text:p>
          </table:table-cell>
          <table:table-cell table:style-name="ce15" office:value-type="float" office:value="6322.82">
            <text:p><text:s/>6.323 </text:p>
          </table:table-cell>
          <table:table-cell table:style-name="ce15" office:value-type="float" office:value="1672.89">
            <text:p><text:s/>1.673 </text:p>
          </table:table-cell>
          <table:table-cell table:style-name="ce15" office:value-type="float" office:value="2.42">
            <text:p><text:s/>2 </text:p>
          </table:table-cell>
          <table:table-cell table:style-name="ce15" office:value-type="float" office:value="-1.16">
            <text:p><text:s/>(1)</text:p>
          </table:table-cell>
          <table:table-cell table:style-name="ce15" office:value-type="float" office:value="93200.56">
            <text:p><text:s/>93.201 </text:p>
          </table:table-cell>
          <table:table-cell table:style-name="ce15" office:value-type="float" office:value="31743.32">
            <text:p><text:s/>31.743 </text:p>
          </table:table-cell>
          <table:table-cell table:style-name="ce15" office:value-type="float" office:value="3.6">
            <text:p><text:s/>4 </text:p>
          </table:table-cell>
          <table:table-cell table:style-name="ce15" office:value-type="float" office:value="48559.29">
            <text:p><text:s/>48.559 </text:p>
          </table:table-cell>
          <table:table-cell table:style-name="ce15" office:value-type="float" office:value="3.52">
            <text:p><text:s/>4 </text:p>
          </table:table-cell>
          <table:table-cell table:style-name="ce24" office:value-type="float" office:value="990536.8">
            <text:p><text:s/>990.5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33527.05">
            <text:p><text:s/>33.527 </text:p>
          </table:table-cell>
          <table:table-cell table:style-name="ce15" office:value-type="float" office:value="4935595.94">
            <text:p><text:s/>4.935.596 </text:p>
          </table:table-cell>
          <table:table-cell table:style-name="ce15" office:value-type="float" office:value="19388798.56">
            <text:p><text:s/>19.388.799 </text:p>
          </table:table-cell>
          <table:table-cell table:style-name="ce15" office:value-type="float" office:value="288301.92">
            <text:p><text:s/>288.302 </text:p>
          </table:table-cell>
          <table:table-cell table:style-name="ce15" office:value-type="float" office:value="108112078.8">
            <text:p><text:s/>108.112.079 </text:p>
          </table:table-cell>
          <table:table-cell table:style-name="ce15" office:value-type="float" office:value="27829911.53">
            <text:p><text:s/>27.829.912 </text:p>
          </table:table-cell>
          <table:table-cell table:style-name="ce15" office:value-type="float" office:value="300951073.86">
            <text:p><text:s/>300.951.074 </text:p>
          </table:table-cell>
          <table:table-cell table:style-name="ce15" office:value-type="float" office:value="252313240.09">
            <text:p><text:s/>252.313.240 </text:p>
          </table:table-cell>
          <table:table-cell table:style-name="ce15" office:value-type="float" office:value="188225913.35">
            <text:p><text:s/>188.225.913 </text:p>
          </table:table-cell>
          <table:table-cell table:style-name="ce15" office:value-type="float" office:value="9022448.1">
            <text:p><text:s/>9.022.448 </text:p>
          </table:table-cell>
          <table:table-cell table:style-name="ce15" office:value-type="float" office:value="466515546.01">
            <text:p><text:s/>466.515.546 </text:p>
          </table:table-cell>
          <table:table-cell table:style-name="ce15" office:value-type="float" office:value="8241215.75">
            <text:p><text:s/>8.241.216 </text:p>
          </table:table-cell>
          <table:table-cell table:style-name="ce15" office:value-type="float" office:value="13269651.91">
            <text:p><text:s/>13.269.652 </text:p>
          </table:table-cell>
          <table:table-cell table:style-name="ce15" office:value-type="float" office:value="10977396.44">
            <text:p><text:s/>10.977.396 </text:p>
          </table:table-cell>
          <table:table-cell table:style-name="ce15" office:value-type="float" office:value="8420558.73">
            <text:p><text:s/>8.420.559 </text:p>
          </table:table-cell>
          <table:table-cell table:style-name="ce15" office:value-type="float" office:value="92080851.55">
            <text:p><text:s/>92.080.852 </text:p>
          </table:table-cell>
          <table:table-cell table:style-name="ce15" office:value-type="float" office:value="5611442.72">
            <text:p><text:s/>5.611.443 </text:p>
          </table:table-cell>
          <table:table-cell table:style-name="ce15" office:value-type="float" office:value="387777040.01">
            <text:p><text:s/>387.777.040 </text:p>
          </table:table-cell>
          <table:table-cell table:style-name="ce15" office:value-type="float" office:value="371040293.97">
            <text:p><text:s/>371.040.294 </text:p>
          </table:table-cell>
          <table:table-cell table:style-name="ce15" office:value-type="float" office:value="5673510.05">
            <text:p><text:s/>5.673.510 </text:p>
          </table:table-cell>
          <table:table-cell table:style-name="ce15" office:value-type="float" office:value="1896123.27">
            <text:p><text:s/>1.896.123 </text:p>
          </table:table-cell>
          <table:table-cell table:style-name="ce15" office:value-type="float" office:value="18958.24">
            <text:p><text:s/>18.958 </text:p>
          </table:table-cell>
          <table:table-cell table:style-name="ce15" office:value-type="float" office:value="404740060.17">
            <text:p><text:s/>404.740.060 </text:p>
          </table:table-cell>
          <table:table-cell table:style-name="ce15" office:value-type="float" office:value="253857380.85">
            <text:p><text:s/>253.857.381 </text:p>
          </table:table-cell>
          <table:table-cell table:style-name="ce15" office:value-type="float" office:value="9385585.94">
            <text:p><text:s/>9.385.586 </text:p>
          </table:table-cell>
          <table:table-cell table:style-name="ce15" office:value-type="float" office:value="1635845996.67">
            <text:p><text:s/>1.635.845.997 </text:p>
          </table:table-cell>
          <table:table-cell table:style-name="ce15" office:value-type="float" office:value="817535.21">
            <text:p><text:s/>817.535 </text:p>
          </table:table-cell>
          <table:table-cell table:style-name="ce24" office:value-type="float" office:value="4587270036.69">
            <text:p><text:s/>4.587.270.0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24884.83">
            <text:p><text:s/>1.024.88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3.27">
            <text:p><text:s/>303 </text:p>
          </table:table-cell>
          <table:table-cell table:style-name="ce15" office:value-type="float" office:value="20716.02">
            <text:p><text:s/>20.716 </text:p>
          </table:table-cell>
          <table:table-cell table:style-name="ce15" office:value-type="float" office:value="5607.92">
            <text:p><text:s/>5.6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1038216.07">
            <text:p><text:s/>161.038.21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191.6">
            <text:p><text:s/>3.192 </text:p>
          </table:table-cell>
          <table:table-cell table:style-name="ce15" office:value-type="float" office:value="1182653.46">
            <text:p><text:s/>1.182.65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1201013.97">
            <text:p><text:s/>141.201.01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0170.45">
            <text:p><text:s/>190.170 </text:p>
          </table:table-cell>
          <table:table-cell table:style-name="ce15" office:value-type="float" office:value="436289.62">
            <text:p><text:s/>436.290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05103047.21">
            <text:p><text:s/>305.103.04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08731.71">
            <text:p><text:s/>808.732 </text:p>
          </table:table-cell>
          <table:table-cell table:style-name="ce15" office:value-type="float" office:value="3499852.92">
            <text:p><text:s/>3.499.85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798215.88">
            <text:p><text:s/>13.798.216 </text:p>
          </table:table-cell>
          <table:table-cell table:style-name="ce15" office:value-type="float" office:value="9894249.91">
            <text:p><text:s/>9.894.250 </text:p>
          </table:table-cell>
          <table:table-cell table:style-name="ce15" office:value-type="float" office:value="5240114.59">
            <text:p><text:s/>5.240.115 </text:p>
          </table:table-cell>
          <table:table-cell table:style-name="ce15" office:value-type="float" office:value="3433343.15">
            <text:p><text:s/>3.433.343 </text:p>
          </table:table-cell>
          <table:table-cell table:style-name="ce15" office:value-type="float" office:value="6835110.53">
            <text:p><text:s/>6.835.111 </text:p>
          </table:table-cell>
          <table:table-cell table:style-name="ce15" office:value-type="float" office:value="5996828.45">
            <text:p><text:s/>5.996.828 </text:p>
          </table:table-cell>
          <table:table-cell table:style-name="ce15" office:value-type="float" office:value="16855884.38">
            <text:p><text:s/>16.855.884 </text:p>
          </table:table-cell>
          <table:table-cell table:style-name="ce15" office:value-type="float" office:value="219118.58">
            <text:p><text:s/>219.119 </text:p>
          </table:table-cell>
          <table:table-cell table:style-name="ce15" office:value-type="float" office:value="8601440.15">
            <text:p><text:s/>8.601.440 </text:p>
          </table:table-cell>
          <table:table-cell table:style-name="ce15" office:value-type="float" office:value="6228985.24">
            <text:p><text:s/>6.228.985 </text:p>
          </table:table-cell>
          <table:table-cell table:style-name="ce15" office:value-type="float" office:value="2496420.73">
            <text:p><text:s/>2.496.421 </text:p>
          </table:table-cell>
          <table:table-cell table:style-name="ce15" office:value-type="float" office:value="19741317.91">
            <text:p><text:s/>19.741.318 </text:p>
          </table:table-cell>
          <table:table-cell table:style-name="ce15" office:value-type="float" office:value="2888099.57">
            <text:p><text:s/>2.888.100 </text:p>
          </table:table-cell>
          <table:table-cell table:style-name="ce15" office:value-type="float" office:value="9496795.24">
            <text:p><text:s/>9.496.795 </text:p>
          </table:table-cell>
          <table:table-cell table:style-name="ce15" office:value-type="float" office:value="39067578.89">
            <text:p><text:s/>39.067.579 </text:p>
          </table:table-cell>
          <table:table-cell table:style-name="ce15" office:value-type="float" office:value="1962501.72">
            <text:p><text:s/>1.962.502 </text:p>
          </table:table-cell>
          <table:table-cell table:style-name="ce15" office:value-type="float" office:value="320839.95">
            <text:p><text:s/>320.840 </text:p>
          </table:table-cell>
          <table:table-cell table:style-name="ce15" office:value-type="float" office:value="10561.69">
            <text:p><text:s/>10.562 </text:p>
          </table:table-cell>
          <table:table-cell table:style-name="ce15" office:value-type="float" office:value="15370880.85">
            <text:p><text:s/>15.370.881 </text:p>
          </table:table-cell>
          <table:table-cell table:style-name="ce15" office:value-type="float" office:value="7712663.53">
            <text:p><text:s/>7.712.664 </text:p>
          </table:table-cell>
          <table:table-cell table:style-name="ce15" office:value-type="float" office:value="6418893.8">
            <text:p><text:s/>6.418.894 </text:p>
          </table:table-cell>
          <table:table-cell table:style-name="ce15" office:value-type="float" office:value="94881747.16">
            <text:p><text:s/>94.881.747 </text:p>
          </table:table-cell>
          <table:table-cell table:style-name="ce15" office:value-type="float" office:value="334186.11">
            <text:p><text:s/>334.186 </text:p>
          </table:table-cell>
          <table:table-cell table:style-name="ce24" office:value-type="float" office:value="282114362.64">
            <text:p><text:s/>282.114.36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8945.73">
            <text:p><text:s/>8.946 </text:p>
          </table:table-cell>
          <table:table-cell table:style-name="ce15" office:value-type="float" office:value="5346">
            <text:p><text:s/>5.34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82.76">
            <text:p><text:s/>1.58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326.81">
            <text:p><text:s/>5.327 </text:p>
          </table:table-cell>
          <table:table-cell table:style-name="ce15" office:value-type="float" office:value="40477122.47">
            <text:p><text:s/>40.477.122 </text:p>
          </table:table-cell>
          <table:table-cell table:style-name="ce15" office:value-type="float" office:value="124048306.47">
            <text:p><text:s/>124.048.30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0150204.57">
            <text:p><text:s/>140.150.20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11.9">
            <text:p><text:s/>1.012 </text:p>
          </table:table-cell>
          <table:table-cell table:style-name="ce15" office:value-type="float" office:value="1239707.06">
            <text:p><text:s/>1.239.70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5937858.52">
            <text:p><text:s/>115.937.859 </text:p>
          </table:table-cell>
          <table:table-cell table:style-name="ce15" office:value-type="float" office:value="36696211.91">
            <text:p><text:s/>36.696.212 </text:p>
          </table:table-cell>
          <table:table-cell table:style-name="ce15" office:value-type="float" office:value="3792.59">
            <text:p><text:s/>3.793 </text:p>
          </table:table-cell>
          <table:table-cell table:style-name="ce15" office:value-type="float" office:value="8237.82">
            <text:p><text:s/>8.23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2007274.89">
            <text:p><text:s/>42.007.275 </text:p>
          </table:table-cell>
          <table:table-cell table:style-name="ce15" office:value-type="float" office:value="43129.36">
            <text:p><text:s/>43.12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3941508.37">
            <text:p><text:s/>213.941.508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714575567.23">
            <text:p><text:s/>714.575.56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6186.61">
            <text:p><text:s/>6.187 </text:p>
          </table:table-cell>
          <table:table-cell table:style-name="ce15" office:value-type="float" office:value="2172596.1">
            <text:p><text:s/>2.172.596 </text:p>
          </table:table-cell>
          <table:table-cell table:style-name="ce15" office:value-type="float" office:value="11306066.07">
            <text:p><text:s/>11.306.066 </text:p>
          </table:table-cell>
          <table:table-cell table:style-name="ce15" office:value-type="float" office:value="207311.93">
            <text:p><text:s/>207.312 </text:p>
          </table:table-cell>
          <table:table-cell table:style-name="ce15" office:value-type="float" office:value="52062361.11">
            <text:p><text:s/>52.062.361 </text:p>
          </table:table-cell>
          <table:table-cell table:style-name="ce15" office:value-type="float" office:value="8685907.61">
            <text:p><text:s/>8.685.908 </text:p>
          </table:table-cell>
          <table:table-cell table:style-name="ce15" office:value-type="float" office:value="4376957.44">
            <text:p><text:s/>4.376.957 </text:p>
          </table:table-cell>
          <table:table-cell table:style-name="ce15" office:value-type="float" office:value="155728802.97">
            <text:p><text:s/>155.728.803 </text:p>
          </table:table-cell>
          <table:table-cell table:style-name="ce15" office:value-type="float" office:value="42105609.84">
            <text:p><text:s/>42.105.610 </text:p>
          </table:table-cell>
          <table:table-cell table:style-name="ce15" office:value-type="float" office:value="1609320.95">
            <text:p><text:s/>1.609.321 </text:p>
          </table:table-cell>
          <table:table-cell table:style-name="ce15" office:value-type="float" office:value="42675483.57">
            <text:p><text:s/>42.675.484 </text:p>
          </table:table-cell>
          <table:table-cell table:style-name="ce15" office:value-type="float" office:value="835749.55">
            <text:p><text:s/>835.750 </text:p>
          </table:table-cell>
          <table:table-cell table:style-name="ce15" office:value-type="float" office:value="1620756.56">
            <text:p><text:s/>1.620.757 </text:p>
          </table:table-cell>
          <table:table-cell table:style-name="ce15" office:value-type="float" office:value="1426308.11">
            <text:p><text:s/>1.426.308 </text:p>
          </table:table-cell>
          <table:table-cell table:style-name="ce15" office:value-type="float" office:value="1448004.41">
            <text:p><text:s/>1.448.004 </text:p>
          </table:table-cell>
          <table:table-cell table:style-name="ce15" office:value-type="float" office:value="33349111.92">
            <text:p><text:s/>33.349.112 </text:p>
          </table:table-cell>
          <table:table-cell table:style-name="ce15" office:value-type="float" office:value="163457.79">
            <text:p><text:s/>163.458 </text:p>
          </table:table-cell>
          <table:table-cell table:style-name="ce15" office:value-type="float" office:value="135584615.7">
            <text:p><text:s/>135.584.616 </text:p>
          </table:table-cell>
          <table:table-cell table:style-name="ce15" office:value-type="float" office:value="184167962.79">
            <text:p><text:s/>184.167.963 </text:p>
          </table:table-cell>
          <table:table-cell table:style-name="ce15" office:value-type="float" office:value="388851.38">
            <text:p><text:s/>388.851 </text:p>
          </table:table-cell>
          <table:table-cell table:style-name="ce15" office:value-type="float" office:value="234.76">
            <text:p><text:s/>235 </text:p>
          </table:table-cell>
          <table:table-cell table:style-name="ce15" office:value-type="float" office:value="250.28">
            <text:p><text:s/>250 </text:p>
          </table:table-cell>
          <table:table-cell table:style-name="ce15" office:value-type="float" office:value="82509571.59">
            <text:p><text:s/>82.509.572 </text:p>
          </table:table-cell>
          <table:table-cell table:style-name="ce15" office:value-type="float" office:value="120321433.27">
            <text:p><text:s/>120.321.433 </text:p>
          </table:table-cell>
          <table:table-cell table:style-name="ce15" office:value-type="float" office:value="352153.97">
            <text:p><text:s/>352.154 </text:p>
          </table:table-cell>
          <table:table-cell table:style-name="ce15" office:value-type="float" office:value="473219863.98">
            <text:p><text:s/>473.219.864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356324930.26">
            <text:p><text:s/>1.356.324.93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18394.71">
            <text:p><text:s/>18.395 </text:p>
          </table:table-cell>
          <table:table-cell table:style-name="ce15" office:value-type="float" office:value="1948922.13">
            <text:p><text:s/>1.948.922 </text:p>
          </table:table-cell>
          <table:table-cell table:style-name="ce15" office:value-type="float" office:value="4582879.57">
            <text:p><text:s/>4.582.880 </text:p>
          </table:table-cell>
          <table:table-cell table:style-name="ce15" office:value-type="float" office:value="80989.99">
            <text:p><text:s/>80.990 </text:p>
          </table:table-cell>
          <table:table-cell table:style-name="ce15" office:value-type="float" office:value="41225034.22">
            <text:p><text:s/>41.225.034 </text:p>
          </table:table-cell>
          <table:table-cell table:style-name="ce15" office:value-type="float" office:value="9249754.01">
            <text:p><text:s/>9.249.754 </text:p>
          </table:table-cell>
          <table:table-cell table:style-name="ce15" office:value-type="float" office:value="291328371.75">
            <text:p><text:s/>291.328.372 </text:p>
          </table:table-cell>
          <table:table-cell table:style-name="ce15" office:value-type="float" office:value="52653255.48">
            <text:p><text:s/>52.653.255 </text:p>
          </table:table-cell>
          <table:table-cell table:style-name="ce15" office:value-type="float" office:value="15231278.59">
            <text:p><text:s/>15.231.279 </text:p>
          </table:table-cell>
          <table:table-cell table:style-name="ce15" office:value-type="float" office:value="1416298.7">
            <text:p><text:s/>1.416.299 </text:p>
          </table:table-cell>
          <table:table-cell table:style-name="ce15" office:value-type="float" office:value="105795757.42">
            <text:p><text:s/>105.795.757 </text:p>
          </table:table-cell>
          <table:table-cell table:style-name="ce15" office:value-type="float" office:value="7186347.62">
            <text:p><text:s/>7.186.348 </text:p>
          </table:table-cell>
          <table:table-cell table:style-name="ce15" office:value-type="float" office:value="3047455.2">
            <text:p><text:s/>3.047.455 </text:p>
          </table:table-cell>
          <table:table-cell table:style-name="ce15" office:value-type="float" office:value="3322103.09">
            <text:p><text:s/>3.322.103 </text:p>
          </table:table-cell>
          <table:table-cell table:style-name="ce15" office:value-type="float" office:value="4475121.69">
            <text:p><text:s/>4.475.122 </text:p>
          </table:table-cell>
          <table:table-cell table:style-name="ce15" office:value-type="float" office:value="37750714.66">
            <text:p><text:s/>37.750.715 </text:p>
          </table:table-cell>
          <table:table-cell table:style-name="ce15" office:value-type="float" office:value="2559885.36">
            <text:p><text:s/>2.559.885 </text:p>
          </table:table-cell>
          <table:table-cell table:style-name="ce15" office:value-type="float" office:value="126754578.95">
            <text:p><text:s/>126.754.579 </text:p>
          </table:table-cell>
          <table:table-cell table:style-name="ce15" office:value-type="float" office:value="109925886.92">
            <text:p><text:s/>109.925.887 </text:p>
          </table:table-cell>
          <table:table-cell table:style-name="ce15" office:value-type="float" office:value="3318364.36">
            <text:p><text:s/>3.318.364 </text:p>
          </table:table-cell>
          <table:table-cell table:style-name="ce15" office:value-type="float" office:value="1566810.74">
            <text:p><text:s/>1.566.811 </text:p>
          </table:table-cell>
          <table:table-cell table:style-name="ce15" office:value-type="float" office:value="8146.27">
            <text:p><text:s/>8.146 </text:p>
          </table:table-cell>
          <table:table-cell table:style-name="ce15" office:value-type="float" office:value="123651318.87">
            <text:p><text:s/>123.651.319 </text:p>
          </table:table-cell>
          <table:table-cell table:style-name="ce15" office:value-type="float" office:value="125780154.69">
            <text:p><text:s/>125.780.155 </text:p>
          </table:table-cell>
          <table:table-cell table:style-name="ce15" office:value-type="float" office:value="2424367.72">
            <text:p><text:s/>2.424.368 </text:p>
          </table:table-cell>
          <table:table-cell table:style-name="ce15" office:value-type="float" office:value="853366587.54">
            <text:p><text:s/>853.366.588 </text:p>
          </table:table-cell>
          <table:table-cell table:style-name="ce15" office:value-type="float" office:value="483349.1">
            <text:p><text:s/>483.349 </text:p>
          </table:table-cell>
          <table:table-cell table:style-name="ce24" office:value-type="float" office:value="1929152129.35">
            <text:p><text:s/>1.929.152.12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3437427.4">
            <text:p><text:s/>13.437.427 </text:p>
          </table:table-cell>
          <table:table-cell table:style-name="ce15" office:value-type="float" office:value="46922944.99">
            <text:p><text:s/>46.922.945 </text:p>
          </table:table-cell>
          <table:table-cell table:style-name="ce15" office:value-type="float" office:value="207075748.25">
            <text:p><text:s/>207.075.748 </text:p>
          </table:table-cell>
          <table:table-cell table:style-name="ce15" office:value-type="float" office:value="12391166.35">
            <text:p><text:s/>12.391.166 </text:p>
          </table:table-cell>
          <table:table-cell table:style-name="ce15" office:value-type="float" office:value="515881710.41">
            <text:p><text:s/>515.881.710 </text:p>
          </table:table-cell>
          <table:table-cell table:style-name="ce15" office:value-type="float" office:value="223608083.31">
            <text:p><text:s/>223.608.083 </text:p>
          </table:table-cell>
          <table:table-cell table:style-name="ce15" office:value-type="float" office:value="3496227781.15">
            <text:p><text:s/>3.496.227.781 </text:p>
          </table:table-cell>
          <table:table-cell table:style-name="ce15" office:value-type="float" office:value="243566057.05">
            <text:p><text:s/>243.566.057 </text:p>
          </table:table-cell>
          <table:table-cell table:style-name="ce15" office:value-type="float" office:value="262012640.1">
            <text:p><text:s/>262.012.640 </text:p>
          </table:table-cell>
          <table:table-cell table:style-name="ce15" office:value-type="float" office:value="60982122.62">
            <text:p><text:s/>60.982.123 </text:p>
          </table:table-cell>
          <table:table-cell table:style-name="ce15" office:value-type="float" office:value="1161750811.11">
            <text:p><text:s/>1.161.750.811 </text:p>
          </table:table-cell>
          <table:table-cell table:style-name="ce15" office:value-type="float" office:value="156569296.7">
            <text:p><text:s/>156.569.297 </text:p>
          </table:table-cell>
          <table:table-cell table:style-name="ce15" office:value-type="float" office:value="125655347.06">
            <text:p><text:s/>125.655.347 </text:p>
          </table:table-cell>
          <table:table-cell table:style-name="ce15" office:value-type="float" office:value="118812933.34">
            <text:p><text:s/>118.812.933 </text:p>
          </table:table-cell>
          <table:table-cell table:style-name="ce15" office:value-type="float" office:value="65713717.76">
            <text:p><text:s/>65.713.718 </text:p>
          </table:table-cell>
          <table:table-cell table:style-name="ce15" office:value-type="float" office:value="333830582.14">
            <text:p><text:s/>333.830.582 </text:p>
          </table:table-cell>
          <table:table-cell table:style-name="ce15" office:value-type="float" office:value="43576233.12">
            <text:p><text:s/>43.576.233 </text:p>
          </table:table-cell>
          <table:table-cell table:style-name="ce15" office:value-type="float" office:value="1067653963.08">
            <text:p><text:s/>1.067.653.963 </text:p>
          </table:table-cell>
          <table:table-cell table:style-name="ce15" office:value-type="float" office:value="4788415851.97">
            <text:p><text:s/>4.788.415.852 </text:p>
          </table:table-cell>
          <table:table-cell table:style-name="ce15" office:value-type="float" office:value="75040051.94">
            <text:p><text:s/>75.040.052 </text:p>
          </table:table-cell>
          <table:table-cell table:style-name="ce15" office:value-type="float" office:value="42020227.33">
            <text:p><text:s/>42.020.227 </text:p>
          </table:table-cell>
          <table:table-cell table:style-name="ce15" office:value-type="float" office:value="11101003.97">
            <text:p><text:s/>11.101.004 </text:p>
          </table:table-cell>
          <table:table-cell table:style-name="ce15" office:value-type="float" office:value="910800038.02">
            <text:p><text:s/>910.800.038 </text:p>
          </table:table-cell>
          <table:table-cell table:style-name="ce15" office:value-type="float" office:value="489362447.16">
            <text:p><text:s/>489.362.447 </text:p>
          </table:table-cell>
          <table:table-cell table:style-name="ce15" office:value-type="float" office:value="77193504.06">
            <text:p><text:s/>77.193.504 </text:p>
          </table:table-cell>
          <table:table-cell table:style-name="ce15" office:value-type="float" office:value="10852734421.09">
            <text:p><text:s/>10.852.734.421 </text:p>
          </table:table-cell>
          <table:table-cell table:style-name="ce15" office:value-type="float" office:value="24431312.83">
            <text:p><text:s/>24.431.313 </text:p>
          </table:table-cell>
          <table:table-cell table:style-name="ce24" office:value-type="float" office:value="25426767424.31">
            <text:p><text:s/>25.426.767.42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2609585.31">
            <text:p><text:s/>2.609.585 </text:p>
          </table:table-cell>
          <table:table-cell table:style-name="ce15" office:value-type="float" office:value="9490936.93">
            <text:p><text:s/>9.490.937 </text:p>
          </table:table-cell>
          <table:table-cell table:style-name="ce15" office:value-type="float" office:value="11029864.81">
            <text:p><text:s/>11.029.865 </text:p>
          </table:table-cell>
          <table:table-cell table:style-name="ce15" office:value-type="float" office:value="2082573.45">
            <text:p><text:s/>2.082.573 </text:p>
          </table:table-cell>
          <table:table-cell table:style-name="ce15" office:value-type="float" office:value="33750699.95">
            <text:p><text:s/>33.750.700 </text:p>
          </table:table-cell>
          <table:table-cell table:style-name="ce15" office:value-type="float" office:value="23218035.2">
            <text:p><text:s/>23.218.035 </text:p>
          </table:table-cell>
          <table:table-cell table:style-name="ce15" office:value-type="float" office:value="33366459.02">
            <text:p><text:s/>33.366.459 </text:p>
          </table:table-cell>
          <table:table-cell table:style-name="ce15" office:value-type="float" office:value="19365567.55">
            <text:p><text:s/>19.365.568 </text:p>
          </table:table-cell>
          <table:table-cell table:style-name="ce15" office:value-type="float" office:value="59374103.81">
            <text:p><text:s/>59.374.104 </text:p>
          </table:table-cell>
          <table:table-cell table:style-name="ce15" office:value-type="float" office:value="10803604.7">
            <text:p><text:s/>10.803.605 </text:p>
          </table:table-cell>
          <table:table-cell table:style-name="ce15" office:value-type="float" office:value="111691333.15">
            <text:p><text:s/>111.691.333 </text:p>
          </table:table-cell>
          <table:table-cell table:style-name="ce15" office:value-type="float" office:value="14549453.42">
            <text:p><text:s/>14.549.453 </text:p>
          </table:table-cell>
          <table:table-cell table:style-name="ce15" office:value-type="float" office:value="13786517.2">
            <text:p><text:s/>13.786.517 </text:p>
          </table:table-cell>
          <table:table-cell table:style-name="ce15" office:value-type="float" office:value="15775399.44">
            <text:p><text:s/>15.775.399 </text:p>
          </table:table-cell>
          <table:table-cell table:style-name="ce15" office:value-type="float" office:value="10816282.72">
            <text:p><text:s/>10.816.283 </text:p>
          </table:table-cell>
          <table:table-cell table:style-name="ce15" office:value-type="float" office:value="90346235.84">
            <text:p><text:s/>90.346.236 </text:p>
          </table:table-cell>
          <table:table-cell table:style-name="ce15" office:value-type="float" office:value="6967915.28">
            <text:p><text:s/>6.967.915 </text:p>
          </table:table-cell>
          <table:table-cell table:style-name="ce15" office:value-type="float" office:value="66272719.28">
            <text:p><text:s/>66.272.719 </text:p>
          </table:table-cell>
          <table:table-cell table:style-name="ce15" office:value-type="float" office:value="438499589.76">
            <text:p><text:s/>438.499.590 </text:p>
          </table:table-cell>
          <table:table-cell table:style-name="ce15" office:value-type="float" office:value="12120365.21">
            <text:p><text:s/>12.120.365 </text:p>
          </table:table-cell>
          <table:table-cell table:style-name="ce15" office:value-type="float" office:value="6200167.37">
            <text:p><text:s/>6.200.167 </text:p>
          </table:table-cell>
          <table:table-cell table:style-name="ce15" office:value-type="float" office:value="2449962.44">
            <text:p><text:s/>2.449.962 </text:p>
          </table:table-cell>
          <table:table-cell table:style-name="ce15" office:value-type="float" office:value="102247442.2">
            <text:p><text:s/>102.247.442 </text:p>
          </table:table-cell>
          <table:table-cell table:style-name="ce15" office:value-type="float" office:value="34778456.91">
            <text:p><text:s/>34.778.457 </text:p>
          </table:table-cell>
          <table:table-cell table:style-name="ce15" office:value-type="float" office:value="32281345.2">
            <text:p><text:s/>32.281.345 </text:p>
          </table:table-cell>
          <table:table-cell table:style-name="ce15" office:value-type="float" office:value="1216619339.31">
            <text:p><text:s/>1.216.619.339 </text:p>
          </table:table-cell>
          <table:table-cell table:style-name="ce15" office:value-type="float" office:value="3188628.84">
            <text:p><text:s/>3.188.629 </text:p>
          </table:table-cell>
          <table:table-cell table:style-name="ce24" office:value-type="float" office:value="2383682584.3">
            <text:p><text:s/>2.383.682.58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6898596.06">
            <text:p><text:s/>6.898.596 </text:p>
          </table:table-cell>
          <table:table-cell table:style-name="ce15" office:value-type="float" office:value="21154858.55">
            <text:p><text:s/>21.154.859 </text:p>
          </table:table-cell>
          <table:table-cell table:style-name="ce15" office:value-type="float" office:value="118698679.16">
            <text:p><text:s/>118.698.679 </text:p>
          </table:table-cell>
          <table:table-cell table:style-name="ce15" office:value-type="float" office:value="3977297.6">
            <text:p><text:s/>3.977.298 </text:p>
          </table:table-cell>
          <table:table-cell table:style-name="ce15" office:value-type="float" office:value="232083554.27">
            <text:p><text:s/>232.083.554 </text:p>
          </table:table-cell>
          <table:table-cell table:style-name="ce15" office:value-type="float" office:value="130461598.59">
            <text:p><text:s/>130.461.599 </text:p>
          </table:table-cell>
          <table:table-cell table:style-name="ce15" office:value-type="float" office:value="1741153854.89">
            <text:p><text:s/>1.741.153.855 </text:p>
          </table:table-cell>
          <table:table-cell table:style-name="ce15" office:value-type="float" office:value="163099257.73">
            <text:p><text:s/>163.099.258 </text:p>
          </table:table-cell>
          <table:table-cell table:style-name="ce15" office:value-type="float" office:value="148440000">
            <text:p><text:s/>148.440.000 </text:p>
          </table:table-cell>
          <table:table-cell table:style-name="ce15" office:value-type="float" office:value="34673224.88">
            <text:p><text:s/>34.673.225 </text:p>
          </table:table-cell>
          <table:table-cell table:style-name="ce15" office:value-type="float" office:value="653991843.48">
            <text:p><text:s/>653.991.843 </text:p>
          </table:table-cell>
          <table:table-cell table:style-name="ce15" office:value-type="float" office:value="120229134.64">
            <text:p><text:s/>120.229.135 </text:p>
          </table:table-cell>
          <table:table-cell table:style-name="ce15" office:value-type="float" office:value="84404840.9">
            <text:p><text:s/>84.404.841 </text:p>
          </table:table-cell>
          <table:table-cell table:style-name="ce15" office:value-type="float" office:value="65357184.5">
            <text:p><text:s/>65.357.185 </text:p>
          </table:table-cell>
          <table:table-cell table:style-name="ce15" office:value-type="float" office:value="29597352.26">
            <text:p><text:s/>29.597.352 </text:p>
          </table:table-cell>
          <table:table-cell table:style-name="ce15" office:value-type="float" office:value="160497811.69">
            <text:p><text:s/>160.497.812 </text:p>
          </table:table-cell>
          <table:table-cell table:style-name="ce15" office:value-type="float" office:value="24599000.17">
            <text:p><text:s/>24.599.000 </text:p>
          </table:table-cell>
          <table:table-cell table:style-name="ce15" office:value-type="float" office:value="618383328.79">
            <text:p><text:s/>618.383.329 </text:p>
          </table:table-cell>
          <table:table-cell table:style-name="ce15" office:value-type="float" office:value="2466758529.8">
            <text:p><text:s/>2.466.758.530 </text:p>
          </table:table-cell>
          <table:table-cell table:style-name="ce15" office:value-type="float" office:value="40192693.9">
            <text:p><text:s/>40.192.694 </text:p>
          </table:table-cell>
          <table:table-cell table:style-name="ce15" office:value-type="float" office:value="23019171.19">
            <text:p><text:s/>23.019.171 </text:p>
          </table:table-cell>
          <table:table-cell table:style-name="ce15" office:value-type="float" office:value="5100675.41">
            <text:p><text:s/>5.100.675 </text:p>
          </table:table-cell>
          <table:table-cell table:style-name="ce15" office:value-type="float" office:value="535115300.92">
            <text:p><text:s/>535.115.301 </text:p>
          </table:table-cell>
          <table:table-cell table:style-name="ce15" office:value-type="float" office:value="322319152.97">
            <text:p><text:s/>322.319.153 </text:p>
          </table:table-cell>
          <table:table-cell table:style-name="ce15" office:value-type="float" office:value="26506721.01">
            <text:p><text:s/>26.506.721 </text:p>
          </table:table-cell>
          <table:table-cell table:style-name="ce15" office:value-type="float" office:value="4818560925.85">
            <text:p><text:s/>4.818.560.926 </text:p>
          </table:table-cell>
          <table:table-cell table:style-name="ce15" office:value-type="float" office:value="16397788.81">
            <text:p><text:s/>16.397.789 </text:p>
          </table:table-cell>
          <table:table-cell table:style-name="ce24" office:value-type="float" office:value="12611672378.02">
            <text:p><text:s/>12.611.672.37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696.42">
            <text:p><text:s/>696 </text:p>
          </table:table-cell>
          <table:table-cell table:style-name="ce15" office:value-type="float" office:value="14718.71">
            <text:p><text:s/>14.719 </text:p>
          </table:table-cell>
          <table:table-cell table:style-name="ce15" office:value-type="float" office:value="52476.43">
            <text:p><text:s/>52.47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113524.77">
            <text:p><text:s/>15.113.525 </text:p>
          </table:table-cell>
          <table:table-cell table:style-name="ce15" office:value-type="float" office:value="11738874.79">
            <text:p><text:s/>11.738.875 </text:p>
          </table:table-cell>
          <table:table-cell table:style-name="ce15" office:value-type="float" office:value="65574862.07">
            <text:p><text:s/>65.574.862 </text:p>
          </table:table-cell>
          <table:table-cell table:style-name="ce15" office:value-type="float" office:value="1628676.2">
            <text:p><text:s/>1.628.676 </text:p>
          </table:table-cell>
          <table:table-cell table:style-name="ce15" office:value-type="float" office:value="153133.37">
            <text:p><text:s/>153.133 </text:p>
          </table:table-cell>
          <table:table-cell table:style-name="ce15" office:value-type="float" office:value="5551.52">
            <text:p><text:s/>5.552 </text:p>
          </table:table-cell>
          <table:table-cell table:style-name="ce15" office:value-type="float" office:value="4550844.65">
            <text:p><text:s/>4.550.845 </text:p>
          </table:table-cell>
          <table:table-cell table:style-name="ce15" office:value-type="float" office:value="199235.06">
            <text:p><text:s/>199.235 </text:p>
          </table:table-cell>
          <table:table-cell table:style-name="ce15" office:value-type="float" office:value="554208.98">
            <text:p><text:s/>554.209 </text:p>
          </table:table-cell>
          <table:table-cell table:style-name="ce15" office:value-type="float" office:value="9061382.85">
            <text:p><text:s/>9.061.383 </text:p>
          </table:table-cell>
          <table:table-cell table:style-name="ce15" office:value-type="float" office:value="14665.47">
            <text:p><text:s/>14.665 </text:p>
          </table:table-cell>
          <table:table-cell table:style-name="ce15" office:value-type="float" office:value="691348.06">
            <text:p><text:s/>691.348 </text:p>
          </table:table-cell>
          <table:table-cell table:style-name="ce15" office:value-type="float" office:value="991.06">
            <text:p><text:s/>991 </text:p>
          </table:table-cell>
          <table:table-cell table:style-name="ce15" office:value-type="float" office:value="29946281.37">
            <text:p><text:s/>29.946.281 </text:p>
          </table:table-cell>
          <table:table-cell table:style-name="ce15" office:value-type="float" office:value="165007508.91">
            <text:p><text:s/>165.007.509 </text:p>
          </table:table-cell>
          <table:table-cell table:style-name="ce15" office:value-type="float" office:value="55987.12">
            <text:p><text:s/>55.987 </text:p>
          </table:table-cell>
          <table:table-cell table:style-name="ce15" office:value-type="float" office:value="5985.14">
            <text:p><text:s/>5.98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586750.22">
            <text:p><text:s/>24.586.750 </text:p>
          </table:table-cell>
          <table:table-cell table:style-name="ce15" office:value-type="float" office:value="669275.24">
            <text:p><text:s/>669.275 </text:p>
          </table:table-cell>
          <table:table-cell table:style-name="ce15" office:value-type="float" office:value="4138137.59">
            <text:p><text:s/>4.138.138 </text:p>
          </table:table-cell>
          <table:table-cell table:style-name="ce15" office:value-type="float" office:value="603847965.67">
            <text:p><text:s/>603.847.966 </text:p>
          </table:table-cell>
          <table:table-cell table:style-name="ce15" office:value-type="float" office:value="1556.77">
            <text:p><text:s/>1.557 </text:p>
          </table:table-cell>
          <table:table-cell table:style-name="ce24" office:value-type="float" office:value="937614638.44">
            <text:p><text:s/>937.614.63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6897899.64">
            <text:p><text:s/>6.897.900 </text:p>
          </table:table-cell>
          <table:table-cell table:style-name="ce15" office:value-type="float" office:value="21140139.84">
            <text:p><text:s/>21.140.140 </text:p>
          </table:table-cell>
          <table:table-cell table:style-name="ce15" office:value-type="float" office:value="118646202.73">
            <text:p><text:s/>118.646.203 </text:p>
          </table:table-cell>
          <table:table-cell table:style-name="ce15" office:value-type="float" office:value="3977297.6">
            <text:p><text:s/>3.977.298 </text:p>
          </table:table-cell>
          <table:table-cell table:style-name="ce15" office:value-type="float" office:value="216970029.5">
            <text:p><text:s/>216.970.030 </text:p>
          </table:table-cell>
          <table:table-cell table:style-name="ce15" office:value-type="float" office:value="118722723.8">
            <text:p><text:s/>118.722.724 </text:p>
          </table:table-cell>
          <table:table-cell table:style-name="ce15" office:value-type="float" office:value="1675578992.82">
            <text:p><text:s/>1.675.578.993 </text:p>
          </table:table-cell>
          <table:table-cell table:style-name="ce15" office:value-type="float" office:value="161470581.53">
            <text:p><text:s/>161.470.582 </text:p>
          </table:table-cell>
          <table:table-cell table:style-name="ce15" office:value-type="float" office:value="148286866.63">
            <text:p><text:s/>148.286.867 </text:p>
          </table:table-cell>
          <table:table-cell table:style-name="ce15" office:value-type="float" office:value="34667673.36">
            <text:p><text:s/>34.667.673 </text:p>
          </table:table-cell>
          <table:table-cell table:style-name="ce15" office:value-type="float" office:value="649440998.83">
            <text:p><text:s/>649.440.999 </text:p>
          </table:table-cell>
          <table:table-cell table:style-name="ce15" office:value-type="float" office:value="120029899.58">
            <text:p><text:s/>120.029.900 </text:p>
          </table:table-cell>
          <table:table-cell table:style-name="ce15" office:value-type="float" office:value="83850631.92">
            <text:p><text:s/>83.850.632 </text:p>
          </table:table-cell>
          <table:table-cell table:style-name="ce15" office:value-type="float" office:value="56295801.65">
            <text:p><text:s/>56.295.802 </text:p>
          </table:table-cell>
          <table:table-cell table:style-name="ce15" office:value-type="float" office:value="29582686.79">
            <text:p><text:s/>29.582.687 </text:p>
          </table:table-cell>
          <table:table-cell table:style-name="ce15" office:value-type="float" office:value="159806463.63">
            <text:p><text:s/>159.806.464 </text:p>
          </table:table-cell>
          <table:table-cell table:style-name="ce15" office:value-type="float" office:value="24598009.11">
            <text:p><text:s/>24.598.009 </text:p>
          </table:table-cell>
          <table:table-cell table:style-name="ce15" office:value-type="float" office:value="588437047.42">
            <text:p><text:s/>588.437.047 </text:p>
          </table:table-cell>
          <table:table-cell table:style-name="ce15" office:value-type="float" office:value="2301751020.89">
            <text:p><text:s/>2.301.751.021 </text:p>
          </table:table-cell>
          <table:table-cell table:style-name="ce15" office:value-type="float" office:value="40136706.78">
            <text:p><text:s/>40.136.707 </text:p>
          </table:table-cell>
          <table:table-cell table:style-name="ce15" office:value-type="float" office:value="23013186.05">
            <text:p><text:s/>23.013.186 </text:p>
          </table:table-cell>
          <table:table-cell table:style-name="ce15" office:value-type="float" office:value="5100675.41">
            <text:p><text:s/>5.100.675 </text:p>
          </table:table-cell>
          <table:table-cell table:style-name="ce15" office:value-type="float" office:value="510528550.7">
            <text:p><text:s/>510.528.551 </text:p>
          </table:table-cell>
          <table:table-cell table:style-name="ce15" office:value-type="float" office:value="321649877.73">
            <text:p><text:s/>321.649.878 </text:p>
          </table:table-cell>
          <table:table-cell table:style-name="ce15" office:value-type="float" office:value="22368583.42">
            <text:p><text:s/>22.368.583 </text:p>
          </table:table-cell>
          <table:table-cell table:style-name="ce15" office:value-type="float" office:value="4214712960.18">
            <text:p><text:s/>4.214.712.960 </text:p>
          </table:table-cell>
          <table:table-cell table:style-name="ce15" office:value-type="float" office:value="16396232.04">
            <text:p><text:s/>16.396.232 </text:p>
          </table:table-cell>
          <table:table-cell table:style-name="ce24" office:value-type="float" office:value="11674057739.58">
            <text:p><text:s/>11.674.057.74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3929246.03">
            <text:p><text:s/>3.929.246 </text:p>
          </table:table-cell>
          <table:table-cell table:style-name="ce15" office:value-type="float" office:value="16277149.51">
            <text:p><text:s/>16.277.150 </text:p>
          </table:table-cell>
          <table:table-cell table:style-name="ce15" office:value-type="float" office:value="77347204.28">
            <text:p><text:s/>77.347.204 </text:p>
          </table:table-cell>
          <table:table-cell table:style-name="ce15" office:value-type="float" office:value="6331295.3">
            <text:p><text:s/>6.331.295 </text:p>
          </table:table-cell>
          <table:table-cell table:style-name="ce15" office:value-type="float" office:value="250047456.19">
            <text:p><text:s/>250.047.456 </text:p>
          </table:table-cell>
          <table:table-cell table:style-name="ce15" office:value-type="float" office:value="69928449.52">
            <text:p><text:s/>69.928.450 </text:p>
          </table:table-cell>
          <table:table-cell table:style-name="ce15" office:value-type="float" office:value="1721707467.24">
            <text:p><text:s/>1.721.707.467 </text:p>
          </table:table-cell>
          <table:table-cell table:style-name="ce15" office:value-type="float" office:value="61101231.77">
            <text:p><text:s/>61.101.232 </text:p>
          </table:table-cell>
          <table:table-cell table:style-name="ce15" office:value-type="float" office:value="54198536.29">
            <text:p><text:s/>54.198.536 </text:p>
          </table:table-cell>
          <table:table-cell table:style-name="ce15" office:value-type="float" office:value="15505293.04">
            <text:p><text:s/>15.505.293 </text:p>
          </table:table-cell>
          <table:table-cell table:style-name="ce15" office:value-type="float" office:value="396067634.48">
            <text:p><text:s/>396.067.634 </text:p>
          </table:table-cell>
          <table:table-cell table:style-name="ce15" office:value-type="float" office:value="21790708.64">
            <text:p><text:s/>21.790.709 </text:p>
          </table:table-cell>
          <table:table-cell table:style-name="ce15" office:value-type="float" office:value="27463988.96">
            <text:p><text:s/>27.463.989 </text:p>
          </table:table-cell>
          <table:table-cell table:style-name="ce15" office:value-type="float" office:value="37680349.4">
            <text:p><text:s/>37.680.349 </text:p>
          </table:table-cell>
          <table:table-cell table:style-name="ce15" office:value-type="float" office:value="25300082.78">
            <text:p><text:s/>25.300.083 </text:p>
          </table:table-cell>
          <table:table-cell table:style-name="ce15" office:value-type="float" office:value="82986534.61">
            <text:p><text:s/>82.986.535 </text:p>
          </table:table-cell>
          <table:table-cell table:style-name="ce15" office:value-type="float" office:value="12009317.67">
            <text:p><text:s/>12.009.318 </text:p>
          </table:table-cell>
          <table:table-cell table:style-name="ce15" office:value-type="float" office:value="382997915.01">
            <text:p><text:s/>382.997.915 </text:p>
          </table:table-cell>
          <table:table-cell table:style-name="ce15" office:value-type="float" office:value="1883157732.41">
            <text:p><text:s/>1.883.157.732 </text:p>
          </table:table-cell>
          <table:table-cell table:style-name="ce15" office:value-type="float" office:value="22726992.83">
            <text:p><text:s/>22.726.993 </text:p>
          </table:table-cell>
          <table:table-cell table:style-name="ce15" office:value-type="float" office:value="12800888.77">
            <text:p><text:s/>12.800.889 </text:p>
          </table:table-cell>
          <table:table-cell table:style-name="ce15" office:value-type="float" office:value="3550366.12">
            <text:p><text:s/>3.550.366 </text:p>
          </table:table-cell>
          <table:table-cell table:style-name="ce15" office:value-type="float" office:value="273437294.9">
            <text:p><text:s/>273.437.295 </text:p>
          </table:table-cell>
          <table:table-cell table:style-name="ce15" office:value-type="float" office:value="132264837.28">
            <text:p><text:s/>132.264.837 </text:p>
          </table:table-cell>
          <table:table-cell table:style-name="ce15" office:value-type="float" office:value="18405437.85">
            <text:p><text:s/>18.405.438 </text:p>
          </table:table-cell>
          <table:table-cell table:style-name="ce15" office:value-type="float" office:value="4817554155.93">
            <text:p><text:s/>4.817.554.156 </text:p>
          </table:table-cell>
          <table:table-cell table:style-name="ce15" office:value-type="float" office:value="4844895.18">
            <text:p><text:s/>4.844.895 </text:p>
          </table:table-cell>
          <table:table-cell table:style-name="ce24" office:value-type="float" office:value="10431412461.99">
            <text:p><text:s/>10.431.412.46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3527693.9">
            <text:p><text:s/>3.527.694 </text:p>
          </table:table-cell>
          <table:table-cell table:style-name="ce15" office:value-type="float" office:value="14378171.31">
            <text:p><text:s/>14.378.171 </text:p>
          </table:table-cell>
          <table:table-cell table:style-name="ce15" office:value-type="float" office:value="47971122.61">
            <text:p><text:s/>47.971.123 </text:p>
          </table:table-cell>
          <table:table-cell table:style-name="ce15" office:value-type="float" office:value="6065328.91">
            <text:p><text:s/>6.065.329 </text:p>
          </table:table-cell>
          <table:table-cell table:style-name="ce15" office:value-type="float" office:value="73826140.9">
            <text:p><text:s/>73.826.141 </text:p>
          </table:table-cell>
          <table:table-cell table:style-name="ce15" office:value-type="float" office:value="53566021.68">
            <text:p><text:s/>53.566.022 </text:p>
          </table:table-cell>
          <table:table-cell table:style-name="ce15" office:value-type="float" office:value="1340094768.29">
            <text:p><text:s/>1.340.094.768 </text:p>
          </table:table-cell>
          <table:table-cell table:style-name="ce15" office:value-type="float" office:value="45580909.04">
            <text:p><text:s/>45.580.909 </text:p>
          </table:table-cell>
          <table:table-cell table:style-name="ce15" office:value-type="float" office:value="43457330.25">
            <text:p><text:s/>43.457.330 </text:p>
          </table:table-cell>
          <table:table-cell table:style-name="ce15" office:value-type="float" office:value="12276086.41">
            <text:p><text:s/>12.276.086 </text:p>
          </table:table-cell>
          <table:table-cell table:style-name="ce15" office:value-type="float" office:value="239398047.29">
            <text:p><text:s/>239.398.047 </text:p>
          </table:table-cell>
          <table:table-cell table:style-name="ce15" office:value-type="float" office:value="16734458.5">
            <text:p><text:s/>16.734.459 </text:p>
          </table:table-cell>
          <table:table-cell table:style-name="ce15" office:value-type="float" office:value="22643468.79">
            <text:p><text:s/>22.643.469 </text:p>
          </table:table-cell>
          <table:table-cell table:style-name="ce15" office:value-type="float" office:value="31432808.9">
            <text:p><text:s/>31.432.809 </text:p>
          </table:table-cell>
          <table:table-cell table:style-name="ce15" office:value-type="float" office:value="23096216.7">
            <text:p><text:s/>23.096.217 </text:p>
          </table:table-cell>
          <table:table-cell table:style-name="ce15" office:value-type="float" office:value="68333525.17">
            <text:p><text:s/>68.333.525 </text:p>
          </table:table-cell>
          <table:table-cell table:style-name="ce15" office:value-type="float" office:value="10390028.51">
            <text:p><text:s/>10.390.029 </text:p>
          </table:table-cell>
          <table:table-cell table:style-name="ce15" office:value-type="float" office:value="174859463.36">
            <text:p><text:s/>174.859.463 </text:p>
          </table:table-cell>
          <table:table-cell table:style-name="ce15" office:value-type="float" office:value="885946871.55">
            <text:p><text:s/>885.946.872 </text:p>
          </table:table-cell>
          <table:table-cell table:style-name="ce15" office:value-type="float" office:value="19520304.94">
            <text:p><text:s/>19.520.305 </text:p>
          </table:table-cell>
          <table:table-cell table:style-name="ce15" office:value-type="float" office:value="11325464.09">
            <text:p><text:s/>11.325.464 </text:p>
          </table:table-cell>
          <table:table-cell table:style-name="ce15" office:value-type="float" office:value="3401044.76">
            <text:p><text:s/>3.401.045 </text:p>
          </table:table-cell>
          <table:table-cell table:style-name="ce15" office:value-type="float" office:value="186885423.76">
            <text:p><text:s/>186.885.424 </text:p>
          </table:table-cell>
          <table:table-cell table:style-name="ce15" office:value-type="float" office:value="87489823.62">
            <text:p><text:s/>87.489.824 </text:p>
          </table:table-cell>
          <table:table-cell table:style-name="ce15" office:value-type="float" office:value="13965268.81">
            <text:p><text:s/>13.965.269 </text:p>
          </table:table-cell>
          <table:table-cell table:style-name="ce15" office:value-type="float" office:value="1759246433.98">
            <text:p><text:s/>1.759.246.434 </text:p>
          </table:table-cell>
          <table:table-cell table:style-name="ce15" office:value-type="float" office:value="3916800.43">
            <text:p><text:s/>3.916.800 </text:p>
          </table:table-cell>
          <table:table-cell table:style-name="ce24" office:value-type="float" office:value="5199329026.46">
            <text:p><text:s/>5.199.329.02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261153.36">
            <text:p><text:s/>261.153 </text:p>
          </table:table-cell>
          <table:table-cell table:style-name="ce15" office:value-type="float" office:value="792656.13">
            <text:p><text:s/>792.656 </text:p>
          </table:table-cell>
          <table:table-cell table:style-name="ce15" office:value-type="float" office:value="3379008.31">
            <text:p><text:s/>3.379.008 </text:p>
          </table:table-cell>
          <table:table-cell table:style-name="ce15" office:value-type="float" office:value="178067.05">
            <text:p><text:s/>178.067 </text:p>
          </table:table-cell>
          <table:table-cell table:style-name="ce15" office:value-type="float" office:value="157754339.34">
            <text:p><text:s/>157.754.339 </text:p>
          </table:table-cell>
          <table:table-cell table:style-name="ce15" office:value-type="float" office:value="8312675.84">
            <text:p><text:s/>8.312.676 </text:p>
          </table:table-cell>
          <table:table-cell table:style-name="ce15" office:value-type="float" office:value="253329595.73">
            <text:p><text:s/>253.329.596 </text:p>
          </table:table-cell>
          <table:table-cell table:style-name="ce15" office:value-type="float" office:value="4672997.69">
            <text:p><text:s/>4.672.998 </text:p>
          </table:table-cell>
          <table:table-cell table:style-name="ce15" office:value-type="float" office:value="4695463.04">
            <text:p><text:s/>4.695.463 </text:p>
          </table:table-cell>
          <table:table-cell table:style-name="ce15" office:value-type="float" office:value="1203151.35">
            <text:p><text:s/>1.203.151 </text:p>
          </table:table-cell>
          <table:table-cell table:style-name="ce15" office:value-type="float" office:value="83452643.24">
            <text:p><text:s/>83.452.643 </text:p>
          </table:table-cell>
          <table:table-cell table:style-name="ce15" office:value-type="float" office:value="2514296.04">
            <text:p><text:s/>2.514.296 </text:p>
          </table:table-cell>
          <table:table-cell table:style-name="ce15" office:value-type="float" office:value="2688258.65">
            <text:p><text:s/>2.688.259 </text:p>
          </table:table-cell>
          <table:table-cell table:style-name="ce15" office:value-type="float" office:value="2918975.78">
            <text:p><text:s/>2.918.976 </text:p>
          </table:table-cell>
          <table:table-cell table:style-name="ce15" office:value-type="float" office:value="933983.19">
            <text:p><text:s/>933.983 </text:p>
          </table:table-cell>
          <table:table-cell table:style-name="ce15" office:value-type="float" office:value="3405592.56">
            <text:p><text:s/>3.405.593 </text:p>
          </table:table-cell>
          <table:table-cell table:style-name="ce15" office:value-type="float" office:value="831858.72">
            <text:p><text:s/>831.859 </text:p>
          </table:table-cell>
          <table:table-cell table:style-name="ce15" office:value-type="float" office:value="147991831.34">
            <text:p><text:s/>147.991.831 </text:p>
          </table:table-cell>
          <table:table-cell table:style-name="ce15" office:value-type="float" office:value="461550618.12">
            <text:p><text:s/>461.550.618 </text:p>
          </table:table-cell>
          <table:table-cell table:style-name="ce15" office:value-type="float" office:value="1287119.23">
            <text:p><text:s/>1.287.119 </text:p>
          </table:table-cell>
          <table:table-cell table:style-name="ce15" office:value-type="float" office:value="846741.23">
            <text:p><text:s/>846.741 </text:p>
          </table:table-cell>
          <table:table-cell table:style-name="ce15" office:value-type="float" office:value="85345.39">
            <text:p><text:s/>85.345 </text:p>
          </table:table-cell>
          <table:table-cell table:style-name="ce15" office:value-type="float" office:value="48378132.13">
            <text:p><text:s/>48.378.132 </text:p>
          </table:table-cell>
          <table:table-cell table:style-name="ce15" office:value-type="float" office:value="19329199.1">
            <text:p><text:s/>19.329.199 </text:p>
          </table:table-cell>
          <table:table-cell table:style-name="ce15" office:value-type="float" office:value="1856795.03">
            <text:p><text:s/>1.856.795 </text:p>
          </table:table-cell>
          <table:table-cell table:style-name="ce15" office:value-type="float" office:value="2155815206.85">
            <text:p><text:s/>2.155.815.207 </text:p>
          </table:table-cell>
          <table:table-cell table:style-name="ce15" office:value-type="float" office:value="476470.02">
            <text:p><text:s/>476.470 </text:p>
          </table:table-cell>
          <table:table-cell table:style-name="ce24" office:value-type="float" office:value="3368942174.46">
            <text:p><text:s/>3.368.942.17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3402.16">
            <text:p><text:s/>3.402 </text:p>
          </table:table-cell>
          <table:table-cell table:style-name="ce15" office:value-type="float" office:value="162516.52">
            <text:p><text:s/>162.517 </text:p>
          </table:table-cell>
          <table:table-cell table:style-name="ce15" office:value-type="float" office:value="18289826.44">
            <text:p><text:s/>18.289.826 </text:p>
          </table:table-cell>
          <table:table-cell table:style-name="ce15" office:value-type="float" office:value="51.62">
            <text:p><text:s/>52 </text:p>
          </table:table-cell>
          <table:table-cell table:style-name="ce15" office:value-type="float" office:value="9616417.84">
            <text:p><text:s/>9.616.418 </text:p>
          </table:table-cell>
          <table:table-cell table:style-name="ce15" office:value-type="float" office:value="2623674.6">
            <text:p><text:s/>2.623.675 </text:p>
          </table:table-cell>
          <table:table-cell table:style-name="ce15" office:value-type="float" office:value="50582857.36">
            <text:p><text:s/>50.582.857 </text:p>
          </table:table-cell>
          <table:table-cell table:style-name="ce15" office:value-type="float" office:value="5410114.86">
            <text:p><text:s/>5.410.115 </text:p>
          </table:table-cell>
          <table:table-cell table:style-name="ce15" office:value-type="float" office:value="1956217.3">
            <text:p><text:s/>1.956.217 </text:p>
          </table:table-cell>
          <table:table-cell table:style-name="ce15" office:value-type="float" office:value="150844.84">
            <text:p><text:s/>150.845 </text:p>
          </table:table-cell>
          <table:table-cell table:style-name="ce15" office:value-type="float" office:value="44872201.93">
            <text:p><text:s/>44.872.202 </text:p>
          </table:table-cell>
          <table:table-cell table:style-name="ce15" office:value-type="float" office:value="132144.89">
            <text:p><text:s/>132.145 </text:p>
          </table:table-cell>
          <table:table-cell table:style-name="ce15" office:value-type="float" office:value="504857.5">
            <text:p><text:s/>504.858 </text:p>
          </table:table-cell>
          <table:table-cell table:style-name="ce15" office:value-type="float" office:value="407312.36">
            <text:p><text:s/>407.312 </text:p>
          </table:table-cell>
          <table:table-cell table:style-name="ce15" office:value-type="float" office:value="98745.04">
            <text:p><text:s/>98.745 </text:p>
          </table:table-cell>
          <table:table-cell table:style-name="ce15" office:value-type="float" office:value="3407255.04">
            <text:p><text:s/>3.407.255 </text:p>
          </table:table-cell>
          <table:table-cell table:style-name="ce15" office:value-type="float" office:value="93807.92">
            <text:p><text:s/>93.808 </text:p>
          </table:table-cell>
          <table:table-cell table:style-name="ce15" office:value-type="float" office:value="37625904.96">
            <text:p><text:s/>37.625.905 </text:p>
          </table:table-cell>
          <table:table-cell table:style-name="ce15" office:value-type="float" office:value="444225708.87">
            <text:p><text:s/>444.225.709 </text:p>
          </table:table-cell>
          <table:table-cell table:style-name="ce15" office:value-type="float" office:value="487584.26">
            <text:p><text:s/>487.584 </text:p>
          </table:table-cell>
          <table:table-cell table:style-name="ce15" office:value-type="float" office:value="169103.92">
            <text:p><text:s/>169.104 </text:p>
          </table:table-cell>
          <table:table-cell table:style-name="ce15" office:value-type="float" office:value="1722.62">
            <text:p><text:s/>1.723 </text:p>
          </table:table-cell>
          <table:table-cell table:style-name="ce15" office:value-type="float" office:value="23985503.64">
            <text:p><text:s/>23.985.504 </text:p>
          </table:table-cell>
          <table:table-cell table:style-name="ce15" office:value-type="float" office:value="14828555.41">
            <text:p><text:s/>14.828.555 </text:p>
          </table:table-cell>
          <table:table-cell table:style-name="ce15" office:value-type="float" office:value="1327645.15">
            <text:p><text:s/>1.327.645 </text:p>
          </table:table-cell>
          <table:table-cell table:style-name="ce15" office:value-type="float" office:value="627121697.48">
            <text:p><text:s/>627.121.697 </text:p>
          </table:table-cell>
          <table:table-cell table:style-name="ce15" office:value-type="float" office:value="12426.28">
            <text:p><text:s/>12.426 </text:p>
          </table:table-cell>
          <table:table-cell table:style-name="ce24" office:value-type="float" office:value="1288098100.81">
            <text:p><text:s/>1.288.098.10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36996.61">
            <text:p><text:s/>136.997 </text:p>
          </table:table-cell>
          <table:table-cell table:style-name="ce15" office:value-type="float" office:value="943805.55">
            <text:p><text:s/>943.806 </text:p>
          </table:table-cell>
          <table:table-cell table:style-name="ce15" office:value-type="float" office:value="7707246.92">
            <text:p><text:s/>7.707.247 </text:p>
          </table:table-cell>
          <table:table-cell table:style-name="ce15" office:value-type="float" office:value="87847.72">
            <text:p><text:s/>87.848 </text:p>
          </table:table-cell>
          <table:table-cell table:style-name="ce15" office:value-type="float" office:value="8850558.11">
            <text:p><text:s/>8.850.558 </text:p>
          </table:table-cell>
          <table:table-cell table:style-name="ce15" office:value-type="float" office:value="5426077.4">
            <text:p><text:s/>5.426.077 </text:p>
          </table:table-cell>
          <table:table-cell table:style-name="ce15" office:value-type="float" office:value="77700245.86">
            <text:p><text:s/>77.700.246 </text:p>
          </table:table-cell>
          <table:table-cell table:style-name="ce15" office:value-type="float" office:value="5437210.18">
            <text:p><text:s/>5.437.210 </text:p>
          </table:table-cell>
          <table:table-cell table:style-name="ce15" office:value-type="float" office:value="4089525.7">
            <text:p><text:s/>4.089.526 </text:p>
          </table:table-cell>
          <table:table-cell table:style-name="ce15" office:value-type="float" office:value="1875210.44">
            <text:p><text:s/>1.875.210 </text:p>
          </table:table-cell>
          <table:table-cell table:style-name="ce15" office:value-type="float" office:value="28344742.02">
            <text:p><text:s/>28.344.742 </text:p>
          </table:table-cell>
          <table:table-cell table:style-name="ce15" office:value-type="float" office:value="2409809.21">
            <text:p><text:s/>2.409.809 </text:p>
          </table:table-cell>
          <table:table-cell table:style-name="ce15" office:value-type="float" office:value="1627404.02">
            <text:p><text:s/>1.627.404 </text:p>
          </table:table-cell>
          <table:table-cell table:style-name="ce15" office:value-type="float" office:value="2921252.36">
            <text:p><text:s/>2.921.252 </text:p>
          </table:table-cell>
          <table:table-cell table:style-name="ce15" office:value-type="float" office:value="1171137.85">
            <text:p><text:s/>1.171.138 </text:p>
          </table:table-cell>
          <table:table-cell table:style-name="ce15" office:value-type="float" office:value="7840161.84">
            <text:p><text:s/>7.840.162 </text:p>
          </table:table-cell>
          <table:table-cell table:style-name="ce15" office:value-type="float" office:value="693622.52">
            <text:p><text:s/>693.623 </text:p>
          </table:table-cell>
          <table:table-cell table:style-name="ce15" office:value-type="float" office:value="22520715.35">
            <text:p><text:s/>22.520.715 </text:p>
          </table:table-cell>
          <table:table-cell table:style-name="ce15" office:value-type="float" office:value="91434533.87">
            <text:p><text:s/>91.434.534 </text:p>
          </table:table-cell>
          <table:table-cell table:style-name="ce15" office:value-type="float" office:value="1431984.4">
            <text:p><text:s/>1.431.984 </text:p>
          </table:table-cell>
          <table:table-cell table:style-name="ce15" office:value-type="float" office:value="459579.53">
            <text:p><text:s/>459.580 </text:p>
          </table:table-cell>
          <table:table-cell table:style-name="ce15" office:value-type="float" office:value="62253.35">
            <text:p><text:s/>62.253 </text:p>
          </table:table-cell>
          <table:table-cell table:style-name="ce15" office:value-type="float" office:value="14188235.37">
            <text:p><text:s/>14.188.235 </text:p>
          </table:table-cell>
          <table:table-cell table:style-name="ce15" office:value-type="float" office:value="10617259.15">
            <text:p><text:s/>10.617.259 </text:p>
          </table:table-cell>
          <table:table-cell table:style-name="ce15" office:value-type="float" office:value="1255728.86">
            <text:p><text:s/>1.255.729 </text:p>
          </table:table-cell>
          <table:table-cell table:style-name="ce15" office:value-type="float" office:value="275370817.62">
            <text:p><text:s/>275.370.818 </text:p>
          </table:table-cell>
          <table:table-cell table:style-name="ce15" office:value-type="float" office:value="439198.45">
            <text:p><text:s/>439.198 </text:p>
          </table:table-cell>
          <table:table-cell table:style-name="ce24" office:value-type="float" office:value="575043160.26">
            <text:p><text:s/>575.043.16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31433.89">
            <text:p><text:s/>31.434 </text:p>
          </table:table-cell>
          <table:table-cell table:style-name="ce15" office:value-type="float" office:value="234662.71">
            <text:p><text:s/>234.663 </text:p>
          </table:table-cell>
          <table:table-cell table:style-name="ce15" office:value-type="float" office:value="1445962.58">
            <text:p><text:s/>1.445.963 </text:p>
          </table:table-cell>
          <table:table-cell table:style-name="ce15" office:value-type="float" office:value="30038.43">
            <text:p><text:s/>30.038 </text:p>
          </table:table-cell>
          <table:table-cell table:style-name="ce15" office:value-type="float" office:value="3500958.69">
            <text:p><text:s/>3.500.959 </text:p>
          </table:table-cell>
          <table:table-cell table:style-name="ce15" office:value-type="float" office:value="6473467.28">
            <text:p><text:s/>6.473.467 </text:p>
          </table:table-cell>
          <table:table-cell table:style-name="ce15" office:value-type="float" office:value="459960022.28">
            <text:p><text:s/>459.960.022 </text:p>
          </table:table-cell>
          <table:table-cell table:style-name="ce15" office:value-type="float" office:value="3969133.71">
            <text:p><text:s/>3.969.134 </text:p>
          </table:table-cell>
          <table:table-cell table:style-name="ce15" office:value-type="float" office:value="2734863.08">
            <text:p><text:s/>2.734.863 </text:p>
          </table:table-cell>
          <table:table-cell table:style-name="ce15" office:value-type="float" office:value="221338.24">
            <text:p><text:s/>221.338 </text:p>
          </table:table-cell>
          <table:table-cell table:style-name="ce15" office:value-type="float" office:value="76907084.67">
            <text:p><text:s/>76.907.085 </text:p>
          </table:table-cell>
          <table:table-cell table:style-name="ce15" office:value-type="float" office:value="1105434.29">
            <text:p><text:s/>1.105.434 </text:p>
          </table:table-cell>
          <table:table-cell table:style-name="ce15" office:value-type="float" office:value="3497617.66">
            <text:p><text:s/>3.497.618 </text:p>
          </table:table-cell>
          <table:table-cell table:style-name="ce15" office:value-type="float" office:value="6754582.58">
            <text:p><text:s/>6.754.583 </text:p>
          </table:table-cell>
          <table:table-cell table:style-name="ce15" office:value-type="float" office:value="353066.47">
            <text:p><text:s/>353.066 </text:p>
          </table:table-cell>
          <table:table-cell table:style-name="ce15" office:value-type="float" office:value="9911328.2">
            <text:p><text:s/>9.911.328 </text:p>
          </table:table-cell>
          <table:table-cell table:style-name="ce15" office:value-type="float" office:value="47449.69">
            <text:p><text:s/>47.450 </text:p>
          </table:table-cell>
          <table:table-cell table:style-name="ce15" office:value-type="float" office:value="133970137.09">
            <text:p><text:s/>133.970.137 </text:p>
          </table:table-cell>
          <table:table-cell table:style-name="ce15" office:value-type="float" office:value="54408954.79">
            <text:p><text:s/>54.408.955 </text:p>
          </table:table-cell>
          <table:table-cell table:style-name="ce15" office:value-type="float" office:value="591439.4">
            <text:p><text:s/>591.439 </text:p>
          </table:table-cell>
          <table:table-cell table:style-name="ce15" office:value-type="float" office:value="1011419.37">
            <text:p><text:s/>1.011.419 </text:p>
          </table:table-cell>
          <table:table-cell table:style-name="ce15" office:value-type="float" office:value="11508.56">
            <text:p><text:s/>11.509 </text:p>
          </table:table-cell>
          <table:table-cell table:style-name="ce15" office:value-type="float" office:value="48034638.31">
            <text:p><text:s/>48.034.638 </text:p>
          </table:table-cell>
          <table:table-cell table:style-name="ce15" office:value-type="float" office:value="6314593.21">
            <text:p><text:s/>6.314.593 </text:p>
          </table:table-cell>
          <table:table-cell table:style-name="ce15" office:value-type="float" office:value="1688248.8">
            <text:p><text:s/>1.688.249 </text:p>
          </table:table-cell>
          <table:table-cell table:style-name="ce15" office:value-type="float" office:value="2035059372.77">
            <text:p><text:s/>2.035.059.373 </text:p>
          </table:table-cell>
          <table:table-cell table:style-name="ce15" office:value-type="float" office:value="195164.35">
            <text:p><text:s/>195.164 </text:p>
          </table:table-cell>
          <table:table-cell table:style-name="ce24" office:value-type="float" office:value="2858463921.1">
            <text:p><text:s/>2.858.463.92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64575.19">
            <text:p><text:s/>64.575 </text:p>
          </table:table-cell>
          <table:table-cell table:style-name="ce15" office:value-type="float" office:value="321110.85">
            <text:p><text:s/>321.111 </text:p>
          </table:table-cell>
          <table:table-cell table:style-name="ce15" office:value-type="float" office:value="125138.24">
            <text:p><text:s/>125.138 </text:p>
          </table:table-cell>
          <table:table-cell table:style-name="ce15" office:value-type="float" office:value="77363.96">
            <text:p><text:s/>77.364 </text:p>
          </table:table-cell>
          <table:table-cell table:style-name="ce15" office:value-type="float" office:value="2041830.27">
            <text:p><text:s/>2.041.830 </text:p>
          </table:table-cell>
          <table:table-cell table:style-name="ce15" office:value-type="float" office:value="295160.3">
            <text:p><text:s/>295.160 </text:p>
          </table:table-cell>
          <table:table-cell table:style-name="ce15" office:value-type="float" office:value="79548.72">
            <text:p><text:s/>79.549 </text:p>
          </table:table-cell>
          <table:table-cell table:style-name="ce15" office:value-type="float" office:value="325105.02">
            <text:p><text:s/>325.105 </text:p>
          </table:table-cell>
          <table:table-cell table:style-name="ce15" office:value-type="float" office:value="4440445.29">
            <text:p><text:s/>4.440.445 </text:p>
          </table:table-cell>
          <table:table-cell table:style-name="ce15" office:value-type="float" office:value="457381.42">
            <text:p><text:s/>457.381 </text:p>
          </table:table-cell>
          <table:table-cell table:style-name="ce15" office:value-type="float" office:value="9769464.26">
            <text:p><text:s/>9.769.464 </text:p>
          </table:table-cell>
          <table:table-cell table:style-name="ce15" office:value-type="float" office:value="11091668.55">
            <text:p><text:s/>11.091.669 </text:p>
          </table:table-cell>
          <table:table-cell table:style-name="ce15" office:value-type="float" office:value="5781949.46">
            <text:p><text:s/>5.781.949 </text:p>
          </table:table-cell>
          <table:table-cell table:style-name="ce15" office:value-type="float" office:value="956267.72">
            <text:p><text:s/>956.268 </text:p>
          </table:table-cell>
          <table:table-cell table:style-name="ce15" office:value-type="float" office:value="491366.42">
            <text:p><text:s/>491.366 </text:p>
          </table:table-cell>
          <table:table-cell table:style-name="ce15" office:value-type="float" office:value="564773.11">
            <text:p><text:s/>564.773 </text:p>
          </table:table-cell>
          <table:table-cell table:style-name="ce15" office:value-type="float" office:value="475734.54">
            <text:p><text:s/>475.735 </text:p>
          </table:table-cell>
          <table:table-cell table:style-name="ce15" office:value-type="float" office:value="6686753.25">
            <text:p><text:s/>6.686.753 </text:p>
          </table:table-cell>
          <table:table-cell table:style-name="ce15" office:value-type="float" office:value="862111.56">
            <text:p><text:s/>862.112 </text:p>
          </table:table-cell>
          <table:table-cell table:style-name="ce15" office:value-type="float" office:value="263197.8">
            <text:p><text:s/>263.198 </text:p>
          </table:table-cell>
          <table:table-cell table:style-name="ce15" office:value-type="float" office:value="317501.81">
            <text:p><text:s/>317.502 </text:p>
          </table:table-cell>
          <table:table-cell table:style-name="ce15" office:value-type="float" office:value="172346.84">
            <text:p><text:s/>172.347 </text:p>
          </table:table-cell>
          <table:table-cell table:style-name="ce15" office:value-type="float" office:value="6097638.49">
            <text:p><text:s/>6.097.638 </text:p>
          </table:table-cell>
          <table:table-cell table:style-name="ce15" office:value-type="float" office:value="1158183.52">
            <text:p><text:s/>1.158.184 </text:p>
          </table:table-cell>
          <table:table-cell table:style-name="ce15" office:value-type="float" office:value="147382.11">
            <text:p><text:s/>147.382 </text:p>
          </table:table-cell>
          <table:table-cell table:style-name="ce15" office:value-type="float" office:value="11742735.54">
            <text:p><text:s/>11.742.736 </text:p>
          </table:table-cell>
          <table:table-cell table:style-name="ce15" office:value-type="float" office:value="753388.6">
            <text:p><text:s/>753.389 </text:p>
          </table:table-cell>
          <table:table-cell table:style-name="ce24" office:value-type="float" office:value="65560122.84">
            <text:p><text:s/>65.560.12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MF</text:p>
          </table:table-cell>
          <table:table-cell table:style-name="ce15" office:value-type="float" office:value="271.72">
            <text:p><text:s/>272 </text:p>
          </table:table-cell>
          <table:table-cell table:style-name="ce15" office:value-type="float" office:value="4.93">
            <text:p><text:s/>5 </text:p>
          </table:table-cell>
          <table:table-cell table:style-name="ce15" office:value-type="float" office:value="25538.99">
            <text:p><text:s/>25.539 </text:p>
          </table:table-cell>
          <table:table-cell table:style-name="ce15" office:value-type="float" office:value="2.22">
            <text:p><text:s/>2 </text:p>
          </table:table-cell>
          <table:table-cell table:style-name="ce15" office:value-type="float" office:value="7194.25">
            <text:p><text:s/>7.194 </text:p>
          </table:table-cell>
          <table:table-cell table:style-name="ce15" office:value-type="float" office:value="-1554.61">
            <text:p><text:s/>(1.555)</text:p>
          </table:table-cell>
          <table:table-cell table:style-name="ce15" office:value-type="float" office:value="4745.13">
            <text:p><text:s/>4.745 </text:p>
          </table:table-cell>
          <table:table-cell table:style-name="ce15" office:value-type="float" office:value="16693.85">
            <text:p><text:s/>16.694 </text:p>
          </table:table-cell>
          <table:table-cell table:style-name="ce15" office:value-type="float" office:value="788.45">
            <text:p><text:s/>788 </text:p>
          </table:table-cell>
          <table:table-cell table:style-name="ce15" office:value-type="float" office:value="191.92">
            <text:p><text:s/>192 </text:p>
          </table:table-cell>
          <table:table-cell table:style-name="ce15" office:value-type="float" office:value="2686725.72">
            <text:p><text:s/>2.686.726 </text:p>
          </table:table-cell>
          <table:table-cell table:style-name="ce15" office:value-type="float" office:value="1034.32">
            <text:p><text:s/>1.034 </text:p>
          </table:table-cell>
          <table:table-cell table:style-name="ce15" office:value-type="float" office:value="60315.52">
            <text:p><text:s/>60.316 </text:p>
          </table:table-cell>
          <table:table-cell table:style-name="ce15" office:value-type="float" office:value="122523.29">
            <text:p><text:s/>122.523 </text:p>
          </table:table-cell>
          <table:table-cell table:style-name="ce15" office:value-type="float" office:value="441.96">
            <text:p><text:s/>442 </text:p>
          </table:table-cell>
          <table:table-cell table:style-name="ce15" office:value-type="float" office:value="8611.96">
            <text:p><text:s/>8.612 </text:p>
          </table:table-cell>
          <table:table-cell table:style-name="ce15" office:value-type="float" office:value="935.1">
            <text:p><text:s/>935 </text:p>
          </table:table-cell>
          <table:table-cell table:style-name="ce15" office:value-type="float" office:value="119462.07">
            <text:p><text:s/>119.462 </text:p>
          </table:table-cell>
          <table:table-cell table:style-name="ce15" office:value-type="float" office:value="15601.91">
            <text:p><text:s/>15.602 </text:p>
          </table:table-cell>
          <table:table-cell table:style-name="ce15" office:value-type="float" office:value="37.39">
            <text:p><text:s/>37 </text:p>
          </table:table-cell>
          <table:table-cell table:style-name="ce15" office:value-type="float" office:value="37.31">
            <text:p><text:s/>37 </text:p>
          </table:table-cell>
          <table:table-cell table:style-name="ce15" office:value-type="float" office:value="3.95">
            <text:p><text:s/>4 </text:p>
          </table:table-cell>
          <table:table-cell table:style-name="ce15" office:value-type="float" office:value="-539556.07">
            <text:p><text:s/>(539.556)</text:p>
          </table:table-cell>
          <table:table-cell table:style-name="ce15" office:value-type="float" office:value="9179.68">
            <text:p><text:s/>9.180 </text:p>
          </table:table-cell>
          <table:table-cell table:style-name="ce15" office:value-type="float" office:value="-11.35">
            <text:p><text:s/>(11)</text:p>
          </table:table-cell>
          <table:table-cell table:style-name="ce15" office:value-type="float" office:value="3905719.09">
            <text:p><text:s/>3.905.719 </text:p>
          </table:table-cell>
          <table:table-cell table:style-name="ce15" office:value-type="float" office:value="34.64">
            <text:p><text:s/>35 </text:p>
          </table:table-cell>
          <table:table-cell table:style-name="ce24" office:value-type="float" office:value="6444973.34">
            <text:p><text:s/>6.444.97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6643080.92">
            <text:p><text:s/>6.643.081 </text:p>
          </table:table-cell>
          <table:table-cell table:style-name="ce15" office:value-type="float" office:value="26589766.34">
            <text:p><text:s/>26.589.766 </text:p>
          </table:table-cell>
          <table:table-cell table:style-name="ce15" office:value-type="float" office:value="274870579.43">
            <text:p><text:s/>274.870.579 </text:p>
          </table:table-cell>
          <table:table-cell table:style-name="ce15" office:value-type="float" office:value="4224353.98">
            <text:p><text:s/>4.224.354 </text:p>
          </table:table-cell>
          <table:table-cell table:style-name="ce15" office:value-type="float" office:value="337655751.91">
            <text:p><text:s/>337.655.752 </text:p>
          </table:table-cell>
          <table:table-cell table:style-name="ce15" office:value-type="float" office:value="187508741.59">
            <text:p><text:s/>187.508.742 </text:p>
          </table:table-cell>
          <table:table-cell table:style-name="ce15" office:value-type="float" office:value="578163605.53">
            <text:p><text:s/>578.163.606 </text:p>
          </table:table-cell>
          <table:table-cell table:style-name="ce15" office:value-type="float" office:value="310458008.88">
            <text:p><text:s/>310.458.009 </text:p>
          </table:table-cell>
          <table:table-cell table:style-name="ce15" office:value-type="float" office:value="262131559.58">
            <text:p><text:s/>262.131.560 </text:p>
          </table:table-cell>
          <table:table-cell table:style-name="ce15" office:value-type="float" office:value="186365924.14">
            <text:p><text:s/>186.365.924 </text:p>
          </table:table-cell>
          <table:table-cell table:style-name="ce15" office:value-type="float" office:value="770342845.33">
            <text:p><text:s/>770.342.845 </text:p>
          </table:table-cell>
          <table:table-cell table:style-name="ce15" office:value-type="float" office:value="55026553.3">
            <text:p><text:s/>55.026.553 </text:p>
          </table:table-cell>
          <table:table-cell table:style-name="ce15" office:value-type="float" office:value="82053629.38">
            <text:p><text:s/>82.053.629 </text:p>
          </table:table-cell>
          <table:table-cell table:style-name="ce15" office:value-type="float" office:value="76556733.81">
            <text:p><text:s/>76.556.734 </text:p>
          </table:table-cell>
          <table:table-cell table:style-name="ce15" office:value-type="float" office:value="53362187">
            <text:p><text:s/>53.362.187 </text:p>
          </table:table-cell>
          <table:table-cell table:style-name="ce15" office:value-type="float" office:value="313264397.23">
            <text:p><text:s/>313.264.397 </text:p>
          </table:table-cell>
          <table:table-cell table:style-name="ce15" office:value-type="float" office:value="23693117.8">
            <text:p><text:s/>23.693.118 </text:p>
          </table:table-cell>
          <table:table-cell table:style-name="ce15" office:value-type="float" office:value="873643663.14">
            <text:p><text:s/>873.643.663 </text:p>
          </table:table-cell>
          <table:table-cell table:style-name="ce15" office:value-type="float" office:value="2207483177.2">
            <text:p><text:s/>2.207.483.177 </text:p>
          </table:table-cell>
          <table:table-cell table:style-name="ce15" office:value-type="float" office:value="45385174.92">
            <text:p><text:s/>45.385.175 </text:p>
          </table:table-cell>
          <table:table-cell table:style-name="ce15" office:value-type="float" office:value="19207008.17">
            <text:p><text:s/>19.207.008 </text:p>
          </table:table-cell>
          <table:table-cell table:style-name="ce15" office:value-type="float" office:value="4547971.45">
            <text:p><text:s/>4.547.971 </text:p>
          </table:table-cell>
          <table:table-cell table:style-name="ce15" office:value-type="float" office:value="653555896.25">
            <text:p><text:s/>653.555.896 </text:p>
          </table:table-cell>
          <table:table-cell table:style-name="ce15" office:value-type="float" office:value="569009089.11">
            <text:p><text:s/>569.009.089 </text:p>
          </table:table-cell>
          <table:table-cell table:style-name="ce15" office:value-type="float" office:value="34935795.35">
            <text:p><text:s/>34.935.795 </text:p>
          </table:table-cell>
          <table:table-cell table:style-name="ce15" office:value-type="float" office:value="5562533662.77">
            <text:p><text:s/>5.562.533.663 </text:p>
          </table:table-cell>
          <table:table-cell table:style-name="ce15" office:value-type="float" office:value="17145338.87">
            <text:p><text:s/>17.145.339 </text:p>
          </table:table-cell>
          <table:table-cell table:style-name="ce24" office:value-type="float" office:value="13536357613.38">
            <text:p><text:s/>13.536.357.61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302.1">
            <text:p><text:s/>2.302 </text:p>
          </table:table-cell>
          <table:table-cell table:style-name="ce15" office:value-type="float" office:value="74571.86">
            <text:p><text:s/>74.572 </text:p>
          </table:table-cell>
          <table:table-cell table:style-name="ce15" office:value-type="float" office:value="71748.6">
            <text:p><text:s/>71.749 </text:p>
          </table:table-cell>
          <table:table-cell table:style-name="ce15" office:value-type="float" office:value="7326.41">
            <text:p><text:s/>7.326 </text:p>
          </table:table-cell>
          <table:table-cell table:style-name="ce15" office:value-type="float" office:value="6831271.81">
            <text:p><text:s/>6.831.272 </text:p>
          </table:table-cell>
          <table:table-cell table:style-name="ce15" office:value-type="float" office:value="11691271.64">
            <text:p><text:s/>11.691.272 </text:p>
          </table:table-cell>
          <table:table-cell table:style-name="ce15" office:value-type="float" office:value="248434371.62">
            <text:p><text:s/>248.434.372 </text:p>
          </table:table-cell>
          <table:table-cell table:style-name="ce15" office:value-type="float" office:value="1311004.14">
            <text:p><text:s/>1.311.004 </text:p>
          </table:table-cell>
          <table:table-cell table:style-name="ce15" office:value-type="float" office:value="580383.01">
            <text:p><text:s/>580.383 </text:p>
          </table:table-cell>
          <table:table-cell table:style-name="ce15" office:value-type="float" office:value="38590.83">
            <text:p><text:s/>38.591 </text:p>
          </table:table-cell>
          <table:table-cell table:style-name="ce15" office:value-type="float" office:value="5565375.23">
            <text:p><text:s/>5.565.375 </text:p>
          </table:table-cell>
          <table:table-cell table:style-name="ce15" office:value-type="float" office:value="60193.32">
            <text:p><text:s/>60.193 </text:p>
          </table:table-cell>
          <table:table-cell table:style-name="ce15" office:value-type="float" office:value="141040.11">
            <text:p><text:s/>141.040 </text:p>
          </table:table-cell>
          <table:table-cell table:style-name="ce15" office:value-type="float" office:value="5407575.59">
            <text:p><text:s/>5.407.576 </text:p>
          </table:table-cell>
          <table:table-cell table:style-name="ce15" office:value-type="float" office:value="35290.24">
            <text:p><text:s/>35.290 </text:p>
          </table:table-cell>
          <table:table-cell table:style-name="ce15" office:value-type="float" office:value="1837934.37">
            <text:p><text:s/>1.837.934 </text:p>
          </table:table-cell>
          <table:table-cell table:style-name="ce15" office:value-type="float" office:value="30358.11">
            <text:p><text:s/>30.358 </text:p>
          </table:table-cell>
          <table:table-cell table:style-name="ce15" office:value-type="float" office:value="37873609.36">
            <text:p><text:s/>37.873.609 </text:p>
          </table:table-cell>
          <table:table-cell table:style-name="ce15" office:value-type="float" office:value="57509230.05">
            <text:p><text:s/>57.509.230 </text:p>
          </table:table-cell>
          <table:table-cell table:style-name="ce15" office:value-type="float" office:value="106998.83">
            <text:p><text:s/>106.999 </text:p>
          </table:table-cell>
          <table:table-cell table:style-name="ce15" office:value-type="float" office:value="11589.01">
            <text:p><text:s/>11.589 </text:p>
          </table:table-cell>
          <table:table-cell table:style-name="ce15" office:value-type="float" office:value="106.42">
            <text:p><text:s/>106 </text:p>
          </table:table-cell>
          <table:table-cell table:style-name="ce15" office:value-type="float" office:value="27231018.48">
            <text:p><text:s/>27.231.018 </text:p>
          </table:table-cell>
          <table:table-cell table:style-name="ce15" office:value-type="float" office:value="1106365.68">
            <text:p><text:s/>1.106.366 </text:p>
          </table:table-cell>
          <table:table-cell table:style-name="ce15" office:value-type="float" office:value="1413966.84">
            <text:p><text:s/>1.413.967 </text:p>
          </table:table-cell>
          <table:table-cell table:style-name="ce15" office:value-type="float" office:value="320429714.17">
            <text:p><text:s/>320.429.714 </text:p>
          </table:table-cell>
          <table:table-cell table:style-name="ce15" office:value-type="float" office:value="11526.69">
            <text:p><text:s/>11.527 </text:p>
          </table:table-cell>
          <table:table-cell table:style-name="ce24" office:value-type="float" office:value="727814734.52">
            <text:p><text:s/>727.814.73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6640778.82">
            <text:p><text:s/>6.640.779 </text:p>
          </table:table-cell>
          <table:table-cell table:style-name="ce15" office:value-type="float" office:value="26515194.48">
            <text:p><text:s/>26.515.194 </text:p>
          </table:table-cell>
          <table:table-cell table:style-name="ce15" office:value-type="float" office:value="274798830.83">
            <text:p><text:s/>274.798.831 </text:p>
          </table:table-cell>
          <table:table-cell table:style-name="ce15" office:value-type="float" office:value="4217027.57">
            <text:p><text:s/>4.217.028 </text:p>
          </table:table-cell>
          <table:table-cell table:style-name="ce15" office:value-type="float" office:value="330824480.1">
            <text:p><text:s/>330.824.480 </text:p>
          </table:table-cell>
          <table:table-cell table:style-name="ce15" office:value-type="float" office:value="175817469.95">
            <text:p><text:s/>175.817.470 </text:p>
          </table:table-cell>
          <table:table-cell table:style-name="ce15" office:value-type="float" office:value="329729233.91">
            <text:p><text:s/>329.729.234 </text:p>
          </table:table-cell>
          <table:table-cell table:style-name="ce15" office:value-type="float" office:value="309147004.74">
            <text:p><text:s/>309.147.005 </text:p>
          </table:table-cell>
          <table:table-cell table:style-name="ce15" office:value-type="float" office:value="261551176.57">
            <text:p><text:s/>261.551.177 </text:p>
          </table:table-cell>
          <table:table-cell table:style-name="ce15" office:value-type="float" office:value="186327333.31">
            <text:p><text:s/>186.327.333 </text:p>
          </table:table-cell>
          <table:table-cell table:style-name="ce15" office:value-type="float" office:value="764777470.1">
            <text:p><text:s/>764.777.470 </text:p>
          </table:table-cell>
          <table:table-cell table:style-name="ce15" office:value-type="float" office:value="54966359.98">
            <text:p><text:s/>54.966.360 </text:p>
          </table:table-cell>
          <table:table-cell table:style-name="ce15" office:value-type="float" office:value="81912589.27">
            <text:p><text:s/>81.912.589 </text:p>
          </table:table-cell>
          <table:table-cell table:style-name="ce15" office:value-type="float" office:value="71149158.22">
            <text:p><text:s/>71.149.158 </text:p>
          </table:table-cell>
          <table:table-cell table:style-name="ce15" office:value-type="float" office:value="53326896.76">
            <text:p><text:s/>53.326.897 </text:p>
          </table:table-cell>
          <table:table-cell table:style-name="ce15" office:value-type="float" office:value="311426462.86">
            <text:p><text:s/>311.426.463 </text:p>
          </table:table-cell>
          <table:table-cell table:style-name="ce15" office:value-type="float" office:value="23662759.69">
            <text:p><text:s/>23.662.760 </text:p>
          </table:table-cell>
          <table:table-cell table:style-name="ce15" office:value-type="float" office:value="835770053.78">
            <text:p><text:s/>835.770.054 </text:p>
          </table:table-cell>
          <table:table-cell table:style-name="ce15" office:value-type="float" office:value="2149973947.15">
            <text:p><text:s/>2.149.973.947 </text:p>
          </table:table-cell>
          <table:table-cell table:style-name="ce15" office:value-type="float" office:value="45278176.09">
            <text:p><text:s/>45.278.176 </text:p>
          </table:table-cell>
          <table:table-cell table:style-name="ce15" office:value-type="float" office:value="19195419.16">
            <text:p><text:s/>19.195.419 </text:p>
          </table:table-cell>
          <table:table-cell table:style-name="ce15" office:value-type="float" office:value="4547865.03">
            <text:p><text:s/>4.547.865 </text:p>
          </table:table-cell>
          <table:table-cell table:style-name="ce15" office:value-type="float" office:value="626324877.77">
            <text:p><text:s/>626.324.878 </text:p>
          </table:table-cell>
          <table:table-cell table:style-name="ce15" office:value-type="float" office:value="567902723.43">
            <text:p><text:s/>567.902.723 </text:p>
          </table:table-cell>
          <table:table-cell table:style-name="ce15" office:value-type="float" office:value="33521828.51">
            <text:p><text:s/>33.521.829 </text:p>
          </table:table-cell>
          <table:table-cell table:style-name="ce15" office:value-type="float" office:value="5242103948.6">
            <text:p><text:s/>5.242.103.949 </text:p>
          </table:table-cell>
          <table:table-cell table:style-name="ce15" office:value-type="float" office:value="17133812.18">
            <text:p><text:s/>17.133.812 </text:p>
          </table:table-cell>
          <table:table-cell table:style-name="ce24" office:value-type="float" office:value="12808542878.86">
            <text:p><text:s/>12.808.542.87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119725.01">
            <text:p><text:s/>2.119.725 </text:p>
          </table:table-cell>
          <table:table-cell table:style-name="ce15" office:value-type="float" office:value="9349629.26">
            <text:p><text:s/>9.349.629 </text:p>
          </table:table-cell>
          <table:table-cell table:style-name="ce15" office:value-type="float" office:value="69245699.74">
            <text:p><text:s/>69.245.700 </text:p>
          </table:table-cell>
          <table:table-cell table:style-name="ce15" office:value-type="float" office:value="2238829.96">
            <text:p><text:s/>2.238.830 </text:p>
          </table:table-cell>
          <table:table-cell table:style-name="ce15" office:value-type="float" office:value="92666407.64">
            <text:p><text:s/>92.666.408 </text:p>
          </table:table-cell>
          <table:table-cell table:style-name="ce15" office:value-type="float" office:value="50935232.17">
            <text:p><text:s/>50.935.232 </text:p>
          </table:table-cell>
          <table:table-cell table:style-name="ce15" office:value-type="float" office:value="213058891.43">
            <text:p><text:s/>213.058.891 </text:p>
          </table:table-cell>
          <table:table-cell table:style-name="ce15" office:value-type="float" office:value="72080351.92">
            <text:p><text:s/>72.080.352 </text:p>
          </table:table-cell>
          <table:table-cell table:style-name="ce15" office:value-type="float" office:value="73525553.74">
            <text:p><text:s/>73.525.554 </text:p>
          </table:table-cell>
          <table:table-cell table:style-name="ce15" office:value-type="float" office:value="46983557.73">
            <text:p><text:s/>46.983.558 </text:p>
          </table:table-cell>
          <table:table-cell table:style-name="ce15" office:value-type="float" office:value="221438903.65">
            <text:p><text:s/>221.438.904 </text:p>
          </table:table-cell>
          <table:table-cell table:style-name="ce15" office:value-type="float" office:value="18083850.33">
            <text:p><text:s/>18.083.850 </text:p>
          </table:table-cell>
          <table:table-cell table:style-name="ce15" office:value-type="float" office:value="27580810.49">
            <text:p><text:s/>27.580.810 </text:p>
          </table:table-cell>
          <table:table-cell table:style-name="ce15" office:value-type="float" office:value="25555828.64">
            <text:p><text:s/>25.555.829 </text:p>
          </table:table-cell>
          <table:table-cell table:style-name="ce15" office:value-type="float" office:value="16155919.44">
            <text:p><text:s/>16.155.919 </text:p>
          </table:table-cell>
          <table:table-cell table:style-name="ce15" office:value-type="float" office:value="81884583.09">
            <text:p><text:s/>81.884.583 </text:p>
          </table:table-cell>
          <table:table-cell table:style-name="ce15" office:value-type="float" office:value="8551761.52">
            <text:p><text:s/>8.551.762 </text:p>
          </table:table-cell>
          <table:table-cell table:style-name="ce15" office:value-type="float" office:value="217833750.81">
            <text:p><text:s/>217.833.751 </text:p>
          </table:table-cell>
          <table:table-cell table:style-name="ce15" office:value-type="float" office:value="538730027.51">
            <text:p><text:s/>538.730.028 </text:p>
          </table:table-cell>
          <table:table-cell table:style-name="ce15" office:value-type="float" office:value="13126850.99">
            <text:p><text:s/>13.126.851 </text:p>
          </table:table-cell>
          <table:table-cell table:style-name="ce15" office:value-type="float" office:value="10282773.71">
            <text:p><text:s/>10.282.774 </text:p>
          </table:table-cell>
          <table:table-cell table:style-name="ce15" office:value-type="float" office:value="2752314.94">
            <text:p><text:s/>2.752.315 </text:p>
          </table:table-cell>
          <table:table-cell table:style-name="ce15" office:value-type="float" office:value="180317590.56">
            <text:p><text:s/>180.317.591 </text:p>
          </table:table-cell>
          <table:table-cell table:style-name="ce15" office:value-type="float" office:value="146386005.75">
            <text:p><text:s/>146.386.006 </text:p>
          </table:table-cell>
          <table:table-cell table:style-name="ce15" office:value-type="float" office:value="10573289.72">
            <text:p><text:s/>10.573.290 </text:p>
          </table:table-cell>
          <table:table-cell table:style-name="ce15" office:value-type="float" office:value="1358389586.05">
            <text:p><text:s/>1.358.389.586 </text:p>
          </table:table-cell>
          <table:table-cell table:style-name="ce15" office:value-type="float" office:value="5892163.05">
            <text:p><text:s/>5.892.163 </text:p>
          </table:table-cell>
          <table:table-cell table:style-name="ce24" office:value-type="float" office:value="3515739888.85">
            <text:p><text:s/>3.515.739.88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419.74">
            <text:p><text:s/>420 </text:p>
          </table:table-cell>
          <table:table-cell table:style-name="ce15" office:value-type="float" office:value="15108.95">
            <text:p><text:s/>15.109 </text:p>
          </table:table-cell>
          <table:table-cell table:style-name="ce15" office:value-type="float" office:value="10621.25">
            <text:p><text:s/>10.621 </text:p>
          </table:table-cell>
          <table:table-cell table:style-name="ce15" office:value-type="float" office:value="1370.79">
            <text:p><text:s/>1.371 </text:p>
          </table:table-cell>
          <table:table-cell table:style-name="ce15" office:value-type="float" office:value="1118879.8">
            <text:p><text:s/>1.118.880 </text:p>
          </table:table-cell>
          <table:table-cell table:style-name="ce15" office:value-type="float" office:value="1901287.41">
            <text:p><text:s/>1.901.287 </text:p>
          </table:table-cell>
          <table:table-cell table:style-name="ce15" office:value-type="float" office:value="40347956.14">
            <text:p><text:s/>40.347.956 </text:p>
          </table:table-cell>
          <table:table-cell table:style-name="ce15" office:value-type="float" office:value="211888.23">
            <text:p><text:s/>211.888 </text:p>
          </table:table-cell>
          <table:table-cell table:style-name="ce15" office:value-type="float" office:value="93912.04">
            <text:p><text:s/>93.912 </text:p>
          </table:table-cell>
          <table:table-cell table:style-name="ce15" office:value-type="float" office:value="6251.71">
            <text:p><text:s/>6.252 </text:p>
          </table:table-cell>
          <table:table-cell table:style-name="ce15" office:value-type="float" office:value="2107962.72">
            <text:p><text:s/>2.107.963 </text:p>
          </table:table-cell>
          <table:table-cell table:style-name="ce15" office:value-type="float" office:value="9899.37">
            <text:p><text:s/>9.899 </text:p>
          </table:table-cell>
          <table:table-cell table:style-name="ce15" office:value-type="float" office:value="22718.31">
            <text:p><text:s/>22.718 </text:p>
          </table:table-cell>
          <table:table-cell table:style-name="ce15" office:value-type="float" office:value="880360.96">
            <text:p><text:s/>880.361 </text:p>
          </table:table-cell>
          <table:table-cell table:style-name="ce15" office:value-type="float" office:value="3964.26">
            <text:p><text:s/>3.964 </text:p>
          </table:table-cell>
          <table:table-cell table:style-name="ce15" office:value-type="float" office:value="299510.97">
            <text:p><text:s/>299.511 </text:p>
          </table:table-cell>
          <table:table-cell table:style-name="ce15" office:value-type="float" office:value="5495.34">
            <text:p><text:s/>5.495 </text:p>
          </table:table-cell>
          <table:table-cell table:style-name="ce15" office:value-type="float" office:value="6158867.19">
            <text:p><text:s/>6.158.867 </text:p>
          </table:table-cell>
          <table:table-cell table:style-name="ce15" office:value-type="float" office:value="8674015.67">
            <text:p><text:s/>8.674.016 </text:p>
          </table:table-cell>
          <table:table-cell table:style-name="ce15" office:value-type="float" office:value="17341.52">
            <text:p><text:s/>17.342 </text:p>
          </table:table-cell>
          <table:table-cell table:style-name="ce15" office:value-type="float" office:value="1880.6">
            <text:p><text:s/>1.881 </text:p>
          </table:table-cell>
          <table:table-cell table:style-name="ce15" office:value-type="float" office:value="17.29">
            <text:p><text:s/>17 </text:p>
          </table:table-cell>
          <table:table-cell table:style-name="ce15" office:value-type="float" office:value="4465071.17">
            <text:p><text:s/>4.465.071 </text:p>
          </table:table-cell>
          <table:table-cell table:style-name="ce15" office:value-type="float" office:value="185845.91">
            <text:p><text:s/>185.846 </text:p>
          </table:table-cell>
          <table:table-cell table:style-name="ce15" office:value-type="float" office:value="45482.16">
            <text:p><text:s/>45.482 </text:p>
          </table:table-cell>
          <table:table-cell table:style-name="ce15" office:value-type="float" office:value="55089053.78">
            <text:p><text:s/>55.089.054 </text:p>
          </table:table-cell>
          <table:table-cell table:style-name="ce15" office:value-type="float" office:value="1861.59">
            <text:p><text:s/>1.862 </text:p>
          </table:table-cell>
          <table:table-cell table:style-name="ce24" office:value-type="float" office:value="121677044.87">
            <text:p><text:s/>121.677.04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119305.27">
            <text:p><text:s/>2.119.305 </text:p>
          </table:table-cell>
          <table:table-cell table:style-name="ce15" office:value-type="float" office:value="9334520.31">
            <text:p><text:s/>9.334.520 </text:p>
          </table:table-cell>
          <table:table-cell table:style-name="ce15" office:value-type="float" office:value="69235078.49">
            <text:p><text:s/>69.235.078 </text:p>
          </table:table-cell>
          <table:table-cell table:style-name="ce15" office:value-type="float" office:value="2237459.17">
            <text:p><text:s/>2.237.459 </text:p>
          </table:table-cell>
          <table:table-cell table:style-name="ce15" office:value-type="float" office:value="91547527.84">
            <text:p><text:s/>91.547.528 </text:p>
          </table:table-cell>
          <table:table-cell table:style-name="ce15" office:value-type="float" office:value="49033944.76">
            <text:p><text:s/>49.033.945 </text:p>
          </table:table-cell>
          <table:table-cell table:style-name="ce15" office:value-type="float" office:value="172710935.29">
            <text:p><text:s/>172.710.935 </text:p>
          </table:table-cell>
          <table:table-cell table:style-name="ce15" office:value-type="float" office:value="71868463.69">
            <text:p><text:s/>71.868.464 </text:p>
          </table:table-cell>
          <table:table-cell table:style-name="ce15" office:value-type="float" office:value="73431641.7">
            <text:p><text:s/>73.431.642 </text:p>
          </table:table-cell>
          <table:table-cell table:style-name="ce15" office:value-type="float" office:value="46977306.02">
            <text:p><text:s/>46.977.306 </text:p>
          </table:table-cell>
          <table:table-cell table:style-name="ce15" office:value-type="float" office:value="219330940.93">
            <text:p><text:s/>219.330.941 </text:p>
          </table:table-cell>
          <table:table-cell table:style-name="ce15" office:value-type="float" office:value="18073950.96">
            <text:p><text:s/>18.073.951 </text:p>
          </table:table-cell>
          <table:table-cell table:style-name="ce15" office:value-type="float" office:value="27558092.18">
            <text:p><text:s/>27.558.092 </text:p>
          </table:table-cell>
          <table:table-cell table:style-name="ce15" office:value-type="float" office:value="24675467.68">
            <text:p><text:s/>24.675.468 </text:p>
          </table:table-cell>
          <table:table-cell table:style-name="ce15" office:value-type="float" office:value="16151955.18">
            <text:p><text:s/>16.151.955 </text:p>
          </table:table-cell>
          <table:table-cell table:style-name="ce15" office:value-type="float" office:value="81585072.12">
            <text:p><text:s/>81.585.072 </text:p>
          </table:table-cell>
          <table:table-cell table:style-name="ce15" office:value-type="float" office:value="8546266.18">
            <text:p><text:s/>8.546.266 </text:p>
          </table:table-cell>
          <table:table-cell table:style-name="ce15" office:value-type="float" office:value="211674883.62">
            <text:p><text:s/>211.674.884 </text:p>
          </table:table-cell>
          <table:table-cell table:style-name="ce15" office:value-type="float" office:value="530056011.84">
            <text:p><text:s/>530.056.012 </text:p>
          </table:table-cell>
          <table:table-cell table:style-name="ce15" office:value-type="float" office:value="13109509.47">
            <text:p><text:s/>13.109.509 </text:p>
          </table:table-cell>
          <table:table-cell table:style-name="ce15" office:value-type="float" office:value="10280893.11">
            <text:p><text:s/>10.280.893 </text:p>
          </table:table-cell>
          <table:table-cell table:style-name="ce15" office:value-type="float" office:value="2752297.65">
            <text:p><text:s/>2.752.298 </text:p>
          </table:table-cell>
          <table:table-cell table:style-name="ce15" office:value-type="float" office:value="175852519.39">
            <text:p><text:s/>175.852.519 </text:p>
          </table:table-cell>
          <table:table-cell table:style-name="ce15" office:value-type="float" office:value="146200159.84">
            <text:p><text:s/>146.200.160 </text:p>
          </table:table-cell>
          <table:table-cell table:style-name="ce15" office:value-type="float" office:value="10527807.56">
            <text:p><text:s/>10.527.808 </text:p>
          </table:table-cell>
          <table:table-cell table:style-name="ce15" office:value-type="float" office:value="1303300532.27">
            <text:p><text:s/>1.303.300.532 </text:p>
          </table:table-cell>
          <table:table-cell table:style-name="ce15" office:value-type="float" office:value="5890301.46">
            <text:p><text:s/>5.890.301 </text:p>
          </table:table-cell>
          <table:table-cell table:style-name="ce24" office:value-type="float" office:value="3394062843.98">
            <text:p><text:s/>3.394.062.84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4417230.29">
            <text:p><text:s/>4.417.230 </text:p>
          </table:table-cell>
          <table:table-cell table:style-name="ce15" office:value-type="float" office:value="14424216.36">
            <text:p><text:s/>14.424.216 </text:p>
          </table:table-cell>
          <table:table-cell table:style-name="ce15" office:value-type="float" office:value="82665818.67">
            <text:p><text:s/>82.665.819 </text:p>
          </table:table-cell>
          <table:table-cell table:style-name="ce15" office:value-type="float" office:value="2338706.23">
            <text:p><text:s/>2.338.706 </text:p>
          </table:table-cell>
          <table:table-cell table:style-name="ce15" office:value-type="float" office:value="144374426">
            <text:p><text:s/>144.374.426 </text:p>
          </table:table-cell>
          <table:table-cell table:style-name="ce15" office:value-type="float" office:value="83025713.45">
            <text:p><text:s/>83.025.713 </text:p>
          </table:table-cell>
          <table:table-cell table:style-name="ce15" office:value-type="float" office:value="210362086.67">
            <text:p><text:s/>210.362.087 </text:p>
          </table:table-cell>
          <table:table-cell table:style-name="ce15" office:value-type="float" office:value="84546987.51">
            <text:p><text:s/>84.546.988 </text:p>
          </table:table-cell>
          <table:table-cell table:style-name="ce15" office:value-type="float" office:value="84235788.93">
            <text:p><text:s/>84.235.789 </text:p>
          </table:table-cell>
          <table:table-cell table:style-name="ce15" office:value-type="float" office:value="22811443.07">
            <text:p><text:s/>22.811.443 </text:p>
          </table:table-cell>
          <table:table-cell table:style-name="ce15" office:value-type="float" office:value="357110014.7">
            <text:p><text:s/>357.110.015 </text:p>
          </table:table-cell>
          <table:table-cell table:style-name="ce15" office:value-type="float" office:value="53689168.7">
            <text:p><text:s/>53.689.169 </text:p>
          </table:table-cell>
          <table:table-cell table:style-name="ce15" office:value-type="float" office:value="54151194.78">
            <text:p><text:s/>54.151.195 </text:p>
          </table:table-cell>
          <table:table-cell table:style-name="ce15" office:value-type="float" office:value="41549980.07">
            <text:p><text:s/>41.549.980 </text:p>
          </table:table-cell>
          <table:table-cell table:style-name="ce15" office:value-type="float" office:value="22413122.9">
            <text:p><text:s/>22.413.123 </text:p>
          </table:table-cell>
          <table:table-cell table:style-name="ce15" office:value-type="float" office:value="96485448.64">
            <text:p><text:s/>96.485.449 </text:p>
          </table:table-cell>
          <table:table-cell table:style-name="ce15" office:value-type="float" office:value="17466367.52">
            <text:p><text:s/>17.466.368 </text:p>
          </table:table-cell>
          <table:table-cell table:style-name="ce15" office:value-type="float" office:value="328098444.92">
            <text:p><text:s/>328.098.445 </text:p>
          </table:table-cell>
          <table:table-cell table:style-name="ce15" office:value-type="float" office:value="1260499564.98">
            <text:p><text:s/>1.260.499.565 </text:p>
          </table:table-cell>
          <table:table-cell table:style-name="ce15" office:value-type="float" office:value="27705309.78">
            <text:p><text:s/>27.705.310 </text:p>
          </table:table-cell>
          <table:table-cell table:style-name="ce15" office:value-type="float" office:value="14830372.17">
            <text:p><text:s/>14.830.372 </text:p>
          </table:table-cell>
          <table:table-cell table:style-name="ce15" office:value-type="float" office:value="3460274.68">
            <text:p><text:s/>3.460.275 </text:p>
          </table:table-cell>
          <table:table-cell table:style-name="ce15" office:value-type="float" office:value="293105282.95">
            <text:p><text:s/>293.105.283 </text:p>
          </table:table-cell>
          <table:table-cell table:style-name="ce15" office:value-type="float" office:value="183135893.99">
            <text:p><text:s/>183.135.894 </text:p>
          </table:table-cell>
          <table:table-cell table:style-name="ce15" office:value-type="float" office:value="17184517.3">
            <text:p><text:s/>17.184.517 </text:p>
          </table:table-cell>
          <table:table-cell table:style-name="ce15" office:value-type="float" office:value="2407536242.84">
            <text:p><text:s/>2.407.536.243 </text:p>
          </table:table-cell>
          <table:table-cell table:style-name="ce15" office:value-type="float" office:value="10275187.79">
            <text:p><text:s/>10.275.188 </text:p>
          </table:table-cell>
          <table:table-cell table:style-name="ce24" office:value-type="float" office:value="5921898805.89">
            <text:p><text:s/>5.921.898.80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2627.51">
            <text:p><text:s/>2.628 </text:p>
          </table:table-cell>
          <table:table-cell table:style-name="ce15" office:value-type="float" office:value="67815.37">
            <text:p><text:s/>67.815 </text:p>
          </table:table-cell>
          <table:table-cell table:style-name="ce15" office:value-type="float" office:value="49562.89">
            <text:p><text:s/>49.56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5441.34">
            <text:p><text:s/>235.441 </text:p>
          </table:table-cell>
          <table:table-cell table:style-name="ce15" office:value-type="float" office:value="5496678">
            <text:p><text:s/>5.496.678 </text:p>
          </table:table-cell>
          <table:table-cell table:style-name="ce15" office:value-type="float" office:value="27274817.17">
            <text:p><text:s/>27.274.817 </text:p>
          </table:table-cell>
          <table:table-cell table:style-name="ce15" office:value-type="float" office:value="702481.09">
            <text:p><text:s/>702.481 </text:p>
          </table:table-cell>
          <table:table-cell table:style-name="ce15" office:value-type="float" office:value="103586.62">
            <text:p><text:s/>103.587 </text:p>
          </table:table-cell>
          <table:table-cell table:style-name="ce15" office:value-type="float" office:value="27905.55">
            <text:p><text:s/>27.906 </text:p>
          </table:table-cell>
          <table:table-cell table:style-name="ce15" office:value-type="float" office:value="2607236.26">
            <text:p><text:s/>2.607.236 </text:p>
          </table:table-cell>
          <table:table-cell table:style-name="ce15" office:value-type="float" office:value="183566.39">
            <text:p><text:s/>183.566 </text:p>
          </table:table-cell>
          <table:table-cell table:style-name="ce15" office:value-type="float" office:value="446155.39">
            <text:p><text:s/>446.155 </text:p>
          </table:table-cell>
          <table:table-cell table:style-name="ce15" office:value-type="float" office:value="4951106.05">
            <text:p><text:s/>4.951.106 </text:p>
          </table:table-cell>
          <table:table-cell table:style-name="ce15" office:value-type="float" office:value="13651.09">
            <text:p><text:s/>13.651 </text:p>
          </table:table-cell>
          <table:table-cell table:style-name="ce15" office:value-type="float" office:value="1699942.26">
            <text:p><text:s/>1.699.942 </text:p>
          </table:table-cell>
          <table:table-cell table:style-name="ce15" office:value-type="float" office:value="991.06">
            <text:p><text:s/>991 </text:p>
          </table:table-cell>
          <table:table-cell table:style-name="ce15" office:value-type="float" office:value="19259843.14">
            <text:p><text:s/>19.259.843 </text:p>
          </table:table-cell>
          <table:table-cell table:style-name="ce15" office:value-type="float" office:value="81877507.37">
            <text:p><text:s/>81.877.507 </text:p>
          </table:table-cell>
          <table:table-cell table:style-name="ce15" office:value-type="float" office:value="39608.11">
            <text:p><text:s/>39.608 </text:p>
          </table:table-cell>
          <table:table-cell table:style-name="ce15" office:value-type="float" office:value="9229.01">
            <text:p><text:s/>9.22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475240.67">
            <text:p><text:s/>12.475.241 </text:p>
          </table:table-cell>
          <table:table-cell table:style-name="ce15" office:value-type="float" office:value="327671.25">
            <text:p><text:s/>327.671 </text:p>
          </table:table-cell>
          <table:table-cell table:style-name="ce15" office:value-type="float" office:value="2487803.75">
            <text:p><text:s/>2.487.804 </text:p>
          </table:table-cell>
          <table:table-cell table:style-name="ce15" office:value-type="float" office:value="255561532.63">
            <text:p><text:s/>255.561.533 </text:p>
          </table:table-cell>
          <table:table-cell table:style-name="ce15" office:value-type="float" office:value="6520.05">
            <text:p><text:s/>6.520 </text:p>
          </table:table-cell>
          <table:table-cell table:style-name="ce24" office:value-type="float" office:value="415908520.02">
            <text:p><text:s/>415.908.52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4414602.78">
            <text:p><text:s/>4.414.603 </text:p>
          </table:table-cell>
          <table:table-cell table:style-name="ce15" office:value-type="float" office:value="14356400.99">
            <text:p><text:s/>14.356.401 </text:p>
          </table:table-cell>
          <table:table-cell table:style-name="ce15" office:value-type="float" office:value="82616255.78">
            <text:p><text:s/>82.616.256 </text:p>
          </table:table-cell>
          <table:table-cell table:style-name="ce15" office:value-type="float" office:value="2338706.23">
            <text:p><text:s/>2.338.706 </text:p>
          </table:table-cell>
          <table:table-cell table:style-name="ce15" office:value-type="float" office:value="144138984.66">
            <text:p><text:s/>144.138.985 </text:p>
          </table:table-cell>
          <table:table-cell table:style-name="ce15" office:value-type="float" office:value="77529035.45">
            <text:p><text:s/>77.529.035 </text:p>
          </table:table-cell>
          <table:table-cell table:style-name="ce15" office:value-type="float" office:value="183087269.5">
            <text:p><text:s/>183.087.270 </text:p>
          </table:table-cell>
          <table:table-cell table:style-name="ce15" office:value-type="float" office:value="83844506.42">
            <text:p><text:s/>83.844.506 </text:p>
          </table:table-cell>
          <table:table-cell table:style-name="ce15" office:value-type="float" office:value="84132202.31">
            <text:p><text:s/>84.132.202 </text:p>
          </table:table-cell>
          <table:table-cell table:style-name="ce15" office:value-type="float" office:value="22783537.52">
            <text:p><text:s/>22.783.538 </text:p>
          </table:table-cell>
          <table:table-cell table:style-name="ce15" office:value-type="float" office:value="354502778.44">
            <text:p><text:s/>354.502.778 </text:p>
          </table:table-cell>
          <table:table-cell table:style-name="ce15" office:value-type="float" office:value="53505602.31">
            <text:p><text:s/>53.505.602 </text:p>
          </table:table-cell>
          <table:table-cell table:style-name="ce15" office:value-type="float" office:value="53705039.39">
            <text:p><text:s/>53.705.039 </text:p>
          </table:table-cell>
          <table:table-cell table:style-name="ce15" office:value-type="float" office:value="36598874.02">
            <text:p><text:s/>36.598.874 </text:p>
          </table:table-cell>
          <table:table-cell table:style-name="ce15" office:value-type="float" office:value="22399471.81">
            <text:p><text:s/>22.399.472 </text:p>
          </table:table-cell>
          <table:table-cell table:style-name="ce15" office:value-type="float" office:value="94785506.38">
            <text:p><text:s/>94.785.506 </text:p>
          </table:table-cell>
          <table:table-cell table:style-name="ce15" office:value-type="float" office:value="17465376.46">
            <text:p><text:s/>17.465.376 </text:p>
          </table:table-cell>
          <table:table-cell table:style-name="ce15" office:value-type="float" office:value="308838601.78">
            <text:p><text:s/>308.838.602 </text:p>
          </table:table-cell>
          <table:table-cell table:style-name="ce15" office:value-type="float" office:value="1178622057.61">
            <text:p><text:s/>1.178.622.058 </text:p>
          </table:table-cell>
          <table:table-cell table:style-name="ce15" office:value-type="float" office:value="27665701.67">
            <text:p><text:s/>27.665.702 </text:p>
          </table:table-cell>
          <table:table-cell table:style-name="ce15" office:value-type="float" office:value="14821143.16">
            <text:p><text:s/>14.821.143 </text:p>
          </table:table-cell>
          <table:table-cell table:style-name="ce15" office:value-type="float" office:value="3460274.68">
            <text:p><text:s/>3.460.275 </text:p>
          </table:table-cell>
          <table:table-cell table:style-name="ce15" office:value-type="float" office:value="280630042.28">
            <text:p><text:s/>280.630.042 </text:p>
          </table:table-cell>
          <table:table-cell table:style-name="ce15" office:value-type="float" office:value="182808222.74">
            <text:p><text:s/>182.808.223 </text:p>
          </table:table-cell>
          <table:table-cell table:style-name="ce15" office:value-type="float" office:value="14696713.55">
            <text:p><text:s/>14.696.714 </text:p>
          </table:table-cell>
          <table:table-cell table:style-name="ce15" office:value-type="float" office:value="2151974710.21">
            <text:p><text:s/>2.151.974.710 </text:p>
          </table:table-cell>
          <table:table-cell table:style-name="ce15" office:value-type="float" office:value="10268667.74">
            <text:p><text:s/>10.268.668 </text:p>
          </table:table-cell>
          <table:table-cell table:style-name="ce24" office:value-type="float" office:value="5505990285.87">
            <text:p><text:s/>5.505.990.28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785085">
            <text:p><text:s/>2.785.085 </text:p>
          </table:table-cell>
          <table:table-cell table:style-name="ce15" office:value-type="float" office:value="2993.47">
            <text:p><text:s/>2.993 </text:p>
          </table:table-cell>
          <table:table-cell table:style-name="ce15" office:value-type="float" office:value="344585.099999998">
            <text:p><text:s/>344.585 </text:p>
          </table:table-cell>
          <table:table-cell table:style-name="ce15" office:value-type="float" office:value="2529019.92">
            <text:p><text:s/>2.529.020 </text:p>
          </table:table-cell>
          <table:table-cell table:style-name="ce15" office:value-type="float" office:value="192">
            <text:p><text:s/>192 </text:p>
          </table:table-cell>
          <table:table-cell table:style-name="ce15" office:value-type="float" office:value="500.85">
            <text:p><text:s/>50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0188369.51">
            <text:p><text:s/>90.188.370 </text:p>
          </table:table-cell>
          <table:table-cell table:style-name="ce15" office:value-type="float" office:value="1485.53">
            <text:p><text:s/>1.486 </text:p>
          </table:table-cell>
          <table:table-cell table:style-name="ce15" office:value-type="float" office:value="335.69">
            <text:p><text:s/>33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3658038.2">
            <text:p><text:s/>43.658.03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0750.89">
            <text:p><text:s/>90.751 </text:p>
          </table:table-cell>
          <table:table-cell table:style-name="ce15" office:value-type="float" office:value="663215000.39">
            <text:p><text:s/>663.215.00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030217.24">
            <text:p><text:s/>4.030.21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50">
            <text:p><text:s/>1.450 </text:p>
          </table:table-cell>
          <table:table-cell table:style-name="ce15" office:value-type="float" office:value="29701293.51">
            <text:p><text:s/>29.701.294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836549317.3">
            <text:p><text:s/>836.549.31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22674">
            <text:p><text:s/>22.674 </text:p>
          </table:table-cell>
          <table:table-cell table:style-name="ce15" office:value-type="float" office:value="2289.39">
            <text:p><text:s/>2.289 </text:p>
          </table:table-cell>
          <table:table-cell table:style-name="ce15" office:value-type="float" office:value="195411.14">
            <text:p><text:s/>195.411 </text:p>
          </table:table-cell>
          <table:table-cell table:style-name="ce15" office:value-type="float" office:value="10389.7">
            <text:p><text:s/>10.390 </text:p>
          </table:table-cell>
          <table:table-cell table:style-name="ce15" office:value-type="float" office:value="1129235.7">
            <text:p><text:s/>1.129.236 </text:p>
          </table:table-cell>
          <table:table-cell table:style-name="ce15" office:value-type="float" office:value="204114.7">
            <text:p><text:s/>204.115 </text:p>
          </table:table-cell>
          <table:table-cell table:style-name="ce15" office:value-type="float" office:value="131885.94">
            <text:p><text:s/>131.886 </text:p>
          </table:table-cell>
          <table:table-cell table:style-name="ce15" office:value-type="float" office:value="783589.3">
            <text:p><text:s/>783.589 </text:p>
          </table:table-cell>
          <table:table-cell table:style-name="ce15" office:value-type="float" office:value="682014.8">
            <text:p><text:s/>682.015 </text:p>
          </table:table-cell>
          <table:table-cell table:style-name="ce15" office:value-type="float" office:value="51320.5">
            <text:p><text:s/>51.321 </text:p>
          </table:table-cell>
          <table:table-cell table:style-name="ce15" office:value-type="float" office:value="6073519.29">
            <text:p><text:s/>6.073.519 </text:p>
          </table:table-cell>
          <table:table-cell table:style-name="ce15" office:value-type="float" office:value="53550.96">
            <text:p><text:s/>53.551 </text:p>
          </table:table-cell>
          <table:table-cell table:style-name="ce15" office:value-type="float" office:value="35596.89">
            <text:p><text:s/>35.597 </text:p>
          </table:table-cell>
          <table:table-cell table:style-name="ce15" office:value-type="float" office:value="142814.67">
            <text:p><text:s/>142.815 </text:p>
          </table:table-cell>
          <table:table-cell table:style-name="ce15" office:value-type="float" office:value="88407.48">
            <text:p><text:s/>88.407 </text:p>
          </table:table-cell>
          <table:table-cell table:style-name="ce15" office:value-type="float" office:value="708508.21">
            <text:p><text:s/>708.508 </text:p>
          </table:table-cell>
          <table:table-cell table:style-name="ce15" office:value-type="float" office:value="5512.49">
            <text:p><text:s/>5.512 </text:p>
          </table:table-cell>
          <table:table-cell table:style-name="ce15" office:value-type="float" office:value="4480475.91">
            <text:p><text:s/>4.480.476 </text:p>
          </table:table-cell>
          <table:table-cell table:style-name="ce15" office:value-type="float" office:value="10135021.7">
            <text:p><text:s/>10.135.022 </text:p>
          </table:table-cell>
          <table:table-cell table:style-name="ce15" office:value-type="float" office:value="30550.15">
            <text:p><text:s/>30.550 </text:p>
          </table:table-cell>
          <table:table-cell table:style-name="ce15" office:value-type="float" office:value="165371">
            <text:p><text:s/>165.371 </text:p>
          </table:table-cell>
          <table:table-cell table:style-name="ce15" office:value-type="float" office:value="410714.5">
            <text:p><text:s/>410.715 </text:p>
          </table:table-cell>
          <table:table-cell table:style-name="ce15" office:value-type="float" office:value="14142565.92">
            <text:p><text:s/>14.142.566 </text:p>
          </table:table-cell>
          <table:table-cell table:style-name="ce15" office:value-type="float" office:value="2204192.89">
            <text:p><text:s/>2.204.193 </text:p>
          </table:table-cell>
          <table:table-cell table:style-name="ce15" office:value-type="float" office:value="3306.49">
            <text:p><text:s/>3.306 </text:p>
          </table:table-cell>
          <table:table-cell table:style-name="ce15" office:value-type="float" office:value="22973993.25">
            <text:p><text:s/>22.973.993 </text:p>
          </table:table-cell>
          <table:table-cell table:style-name="ce15" office:value-type="float" office:value="2421.34">
            <text:p><text:s/>2.421 </text:p>
          </table:table-cell>
          <table:table-cell table:style-name="ce24" office:value-type="float" office:value="64869448.31">
            <text:p><text:s/>64.869.448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431154.53">
            <text:p><text:s/>3.431.155 </text:p>
          </table:table-cell>
          <table:table-cell table:style-name="ce15" office:value-type="float" office:value="11236254.02">
            <text:p><text:s/>11.236.254 </text:p>
          </table:table-cell>
          <table:table-cell table:style-name="ce15" office:value-type="float" office:value="12365948.55">
            <text:p><text:s/>12.365.949 </text:p>
          </table:table-cell>
          <table:table-cell table:style-name="ce15" office:value-type="float" office:value="11212476.31">
            <text:p><text:s/>11.212.476 </text:p>
          </table:table-cell>
          <table:table-cell table:style-name="ce15" office:value-type="float" office:value="30408919.19">
            <text:p><text:s/>30.408.919 </text:p>
          </table:table-cell>
          <table:table-cell table:style-name="ce15" office:value-type="float" office:value="25476688.25">
            <text:p><text:s/>25.476.688 </text:p>
          </table:table-cell>
          <table:table-cell table:style-name="ce15" office:value-type="float" office:value="968843891.49">
            <text:p><text:s/>968.843.891 </text:p>
          </table:table-cell>
          <table:table-cell table:style-name="ce15" office:value-type="float" office:value="15355527.81">
            <text:p><text:s/>15.355.528 </text:p>
          </table:table-cell>
          <table:table-cell table:style-name="ce15" office:value-type="float" office:value="18449062.68">
            <text:p><text:s/>18.449.063 </text:p>
          </table:table-cell>
          <table:table-cell table:style-name="ce15" office:value-type="float" office:value="7795432.14">
            <text:p><text:s/>7.795.432 </text:p>
          </table:table-cell>
          <table:table-cell table:style-name="ce15" office:value-type="float" office:value="79972507.18">
            <text:p><text:s/>79.972.507 </text:p>
          </table:table-cell>
          <table:table-cell table:style-name="ce15" office:value-type="float" office:value="11277404.94">
            <text:p><text:s/>11.277.405 </text:p>
          </table:table-cell>
          <table:table-cell table:style-name="ce15" office:value-type="float" office:value="14267514.79">
            <text:p><text:s/>14.267.515 </text:p>
          </table:table-cell>
          <table:table-cell table:style-name="ce15" office:value-type="float" office:value="20443181.05">
            <text:p><text:s/>20.443.181 </text:p>
          </table:table-cell>
          <table:table-cell table:style-name="ce15" office:value-type="float" office:value="25318127.04">
            <text:p><text:s/>25.318.127 </text:p>
          </table:table-cell>
          <table:table-cell table:style-name="ce15" office:value-type="float" office:value="48327070.99">
            <text:p><text:s/>48.327.071 </text:p>
          </table:table-cell>
          <table:table-cell table:style-name="ce15" office:value-type="float" office:value="9529043.93">
            <text:p><text:s/>9.529.044 </text:p>
          </table:table-cell>
          <table:table-cell table:style-name="ce15" office:value-type="float" office:value="34301116.05">
            <text:p><text:s/>34.301.116 </text:p>
          </table:table-cell>
          <table:table-cell table:style-name="ce15" office:value-type="float" office:value="151765533.64">
            <text:p><text:s/>151.765.534 </text:p>
          </table:table-cell>
          <table:table-cell table:style-name="ce15" office:value-type="float" office:value="18658510.3">
            <text:p><text:s/>18.658.510 </text:p>
          </table:table-cell>
          <table:table-cell table:style-name="ce15" office:value-type="float" office:value="10749481.64">
            <text:p><text:s/>10.749.482 </text:p>
          </table:table-cell>
          <table:table-cell table:style-name="ce15" office:value-type="float" office:value="8902186.15">
            <text:p><text:s/>8.902.186 </text:p>
          </table:table-cell>
          <table:table-cell table:style-name="ce15" office:value-type="float" office:value="61322290.66">
            <text:p><text:s/>61.322.291 </text:p>
          </table:table-cell>
          <table:table-cell table:style-name="ce15" office:value-type="float" office:value="33382432.79">
            <text:p><text:s/>33.382.433 </text:p>
          </table:table-cell>
          <table:table-cell table:style-name="ce15" office:value-type="float" office:value="8162704.59">
            <text:p><text:s/>8.162.705 </text:p>
          </table:table-cell>
          <table:table-cell table:style-name="ce15" office:value-type="float" office:value="75597646">
            <text:p><text:s/>75.597.646 </text:p>
          </table:table-cell>
          <table:table-cell table:style-name="ce15" office:value-type="float" office:value="4011214.49">
            <text:p><text:s/>4.011.214 </text:p>
          </table:table-cell>
          <table:table-cell table:style-name="ce24" office:value-type="float" office:value="1720563321.2">
            <text:p><text:s/>1.720.563.32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1609082.79">
            <text:p><text:s/>1.609.083 </text:p>
          </table:table-cell>
          <table:table-cell table:style-name="ce15" office:value-type="float" office:value="12180749.36">
            <text:p><text:s/>12.180.749 </text:p>
          </table:table-cell>
          <table:table-cell table:style-name="ce15" office:value-type="float" office:value="29487946.97">
            <text:p><text:s/>29.487.947 </text:p>
          </table:table-cell>
          <table:table-cell table:style-name="ce15" office:value-type="float" office:value="1475215.04">
            <text:p><text:s/>1.475.215 </text:p>
          </table:table-cell>
          <table:table-cell table:style-name="ce15" office:value-type="float" office:value="38586124.04">
            <text:p><text:s/>38.586.124 </text:p>
          </table:table-cell>
          <table:table-cell table:style-name="ce15" office:value-type="float" office:value="32169304.03">
            <text:p><text:s/>32.169.304 </text:p>
          </table:table-cell>
          <table:table-cell table:style-name="ce15" office:value-type="float" office:value="-1258735387.08">
            <text:p><text:s/>(1.258.735.387)</text:p>
          </table:table-cell>
          <table:table-cell table:style-name="ce15" office:value-type="float" office:value="28657848.99">
            <text:p><text:s/>28.657.849 </text:p>
          </table:table-cell>
          <table:table-cell table:style-name="ce15" office:value-type="float" office:value="25516622.39">
            <text:p><text:s/>25.516.622 </text:p>
          </table:table-cell>
          <table:table-cell table:style-name="ce15" office:value-type="float" office:value="9474819.23">
            <text:p><text:s/>9.474.819 </text:p>
          </table:table-cell>
          <table:table-cell table:style-name="ce15" office:value-type="float" office:value="114134466.57">
            <text:p><text:s/>114.134.467 </text:p>
          </table:table-cell>
          <table:table-cell table:style-name="ce15" office:value-type="float" office:value="8243683.26">
            <text:p><text:s/>8.243.683 </text:p>
          </table:table-cell>
          <table:table-cell table:style-name="ce15" office:value-type="float" office:value="16383601.78">
            <text:p><text:s/>16.383.602 </text:p>
          </table:table-cell>
          <table:table-cell table:style-name="ce15" office:value-type="float" office:value="18718551">
            <text:p><text:s/>18.718.551 </text:p>
          </table:table-cell>
          <table:table-cell table:style-name="ce15" office:value-type="float" office:value="9588900.93">
            <text:p><text:s/>9.588.901 </text:p>
          </table:table-cell>
          <table:table-cell table:style-name="ce15" office:value-type="float" office:value="39140453.69">
            <text:p><text:s/>39.140.454 </text:p>
          </table:table-cell>
          <table:table-cell table:style-name="ce15" office:value-type="float" office:value="5338899.16">
            <text:p><text:s/>5.338.899 </text:p>
          </table:table-cell>
          <table:table-cell table:style-name="ce15" office:value-type="float" office:value="115825445.06">
            <text:p><text:s/>115.825.445 </text:p>
          </table:table-cell>
          <table:table-cell table:style-name="ce15" office:value-type="float" office:value="284457575.54">
            <text:p><text:s/>284.457.576 </text:p>
          </table:table-cell>
          <table:table-cell table:style-name="ce15" office:value-type="float" office:value="10457393.22">
            <text:p><text:s/>10.457.393 </text:p>
          </table:table-cell>
          <table:table-cell table:style-name="ce15" office:value-type="float" office:value="4183694.21">
            <text:p><text:s/>4.183.694 </text:p>
          </table:table-cell>
          <table:table-cell table:style-name="ce15" office:value-type="float" office:value="1178117.13">
            <text:p><text:s/>1.178.117 </text:p>
          </table:table-cell>
          <table:table-cell table:style-name="ce15" office:value-type="float" office:value="62725451.28">
            <text:p><text:s/>62.725.451 </text:p>
          </table:table-cell>
          <table:table-cell table:style-name="ce15" office:value-type="float" office:value="60610062.24">
            <text:p><text:s/>60.610.062 </text:p>
          </table:table-cell>
          <table:table-cell table:style-name="ce15" office:value-type="float" office:value="7281281.61">
            <text:p><text:s/>7.281.282 </text:p>
          </table:table-cell>
          <table:table-cell table:style-name="ce15" office:value-type="float" office:value="724507965.47">
            <text:p><text:s/>724.507.965 </text:p>
          </table:table-cell>
          <table:table-cell table:style-name="ce15" office:value-type="float" office:value="3706923.98">
            <text:p><text:s/>3.706.924 </text:p>
          </table:table-cell>
          <table:table-cell table:style-name="ce24" office:value-type="float" office:value="406904791.89">
            <text:p><text:s/>406.904.792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1837047.87">
            <text:p><text:s/>31.837.048 </text:p>
          </table:table-cell>
          <table:table-cell table:style-name="ce16" office:value-type="float" office:value="131791035.11">
            <text:p><text:s/>131.791.035 </text:p>
          </table:table-cell>
          <table:table-cell table:style-name="ce16" office:value-type="float" office:value="732250176.2">
            <text:p><text:s/>732.250.176 </text:p>
          </table:table-cell>
          <table:table-cell table:style-name="ce16" office:value-type="float" office:value="34397265.38">
            <text:p><text:s/>34.397.265 </text:p>
          </table:table-cell>
          <table:table-cell table:style-name="ce16" office:value-type="float" office:value="1324603935.59">
            <text:p><text:s/>1.324.603.936 </text:p>
          </table:table-cell>
          <table:table-cell table:style-name="ce16" office:value-type="float" office:value="675694197.18">
            <text:p><text:s/>675.694.197 </text:p>
          </table:table-cell>
          <table:table-cell table:style-name="ce16" office:value-type="float" office:value="4975893535.52">
            <text:p><text:s/>4.975.893.536 </text:p>
          </table:table-cell>
          <table:table-cell table:style-name="ce16" office:value-type="float" office:value="1200029258.49">
            <text:p><text:s/>1.200.029.258 </text:p>
          </table:table-cell>
          <table:table-cell table:style-name="ce16" office:value-type="float" office:value="991622257.3">
            <text:p><text:s/>991.622.257 </text:p>
          </table:table-cell>
          <table:table-cell table:style-name="ce16" office:value-type="float" office:value="436782055.26">
            <text:p><text:s/>436.782.055 </text:p>
          </table:table-cell>
          <table:table-cell table:style-name="ce16" office:value-type="float" office:value="3332918555.09">
            <text:p><text:s/>3.332.918.555 </text:p>
          </table:table-cell>
          <table:table-cell table:style-name="ce16" office:value-type="float" office:value="323613388.88">
            <text:p><text:s/>323.613.389 </text:p>
          </table:table-cell>
          <table:table-cell table:style-name="ce16" office:value-type="float" office:value="344936513.28">
            <text:p><text:s/>344.936.513 </text:p>
          </table:table-cell>
          <table:table-cell table:style-name="ce16" office:value-type="float" office:value="323677507.9">
            <text:p><text:s/>323.677.508 </text:p>
          </table:table-cell>
          <table:table-cell table:style-name="ce16" office:value-type="float" office:value="209104658.39">
            <text:p><text:s/>209.104.658 </text:p>
          </table:table-cell>
          <table:table-cell table:style-name="ce16" office:value-type="float" office:value="1110320028.65">
            <text:p><text:s/>1.110.320.029 </text:p>
          </table:table-cell>
          <table:table-cell table:style-name="ce16" office:value-type="float" office:value="114646397.78">
            <text:p><text:s/>114.646.398 </text:p>
          </table:table-cell>
          <table:table-cell table:style-name="ce16" office:value-type="float" office:value="3427720752.29">
            <text:p><text:s/>3.427.720.752 </text:p>
          </table:table-cell>
          <table:table-cell table:style-name="ce16" office:value-type="float" office:value="10577955566.78">
            <text:p><text:s/>10.577.955.567 </text:p>
          </table:table-cell>
          <table:table-cell table:style-name="ce16" office:value-type="float" office:value="201948524.06">
            <text:p><text:s/>201.948.524 </text:p>
          </table:table-cell>
          <table:table-cell table:style-name="ce16" office:value-type="float" office:value="104679562.83">
            <text:p><text:s/>104.679.563 </text:p>
          </table:table-cell>
          <table:table-cell table:style-name="ce16" office:value-type="float" office:value="32601357.11">
            <text:p><text:s/>32.601.357 </text:p>
          </table:table-cell>
          <table:table-cell table:style-name="ce16" office:value-type="float" office:value="2710522254.03">
            <text:p><text:s/>2.710.522.254 </text:p>
          </table:table-cell>
          <table:table-cell table:style-name="ce16" office:value-type="float" office:value="2025269284.69">
            <text:p><text:s/>2.025.269.285 </text:p>
          </table:table-cell>
          <table:table-cell table:style-name="ce16" office:value-type="float" office:value="166622751.76">
            <text:p><text:s/>166.622.752 </text:p>
          </table:table-cell>
          <table:table-cell table:style-name="ce16" office:value-type="float" office:value="25766991232.27">
            <text:p><text:s/>25.766.991.232 </text:p>
          </table:table-cell>
          <table:table-cell table:style-name="ce16" office:value-type="float" office:value="67235828.86">
            <text:p><text:s/>67.235.829 </text:p>
          </table:table-cell>
          <table:table-cell table:style-name="ce25" office:value-type="float" office:value="61375664928.55">
            <text:p><text:s/>61.375.664.929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293299.99">
            <text:p><text:s/>293.300 </text:p>
          </table:table-cell>
          <table:table-cell table:style-name="ce15" office:value-type="float" office:value="2445080.53">
            <text:p><text:s/>2.445.081 </text:p>
          </table:table-cell>
          <table:table-cell table:style-name="ce15" office:value-type="float" office:value="13800675.38">
            <text:p><text:s/>13.800.675 </text:p>
          </table:table-cell>
          <table:table-cell table:style-name="ce15" office:value-type="float" office:value="441645.27">
            <text:p><text:s/>441.645 </text:p>
          </table:table-cell>
          <table:table-cell table:style-name="ce15" office:value-type="float" office:value="13955023.98">
            <text:p><text:s/>13.955.024 </text:p>
          </table:table-cell>
          <table:table-cell table:style-name="ce15" office:value-type="float" office:value="5391187.16">
            <text:p><text:s/>5.391.187 </text:p>
          </table:table-cell>
          <table:table-cell table:style-name="ce15" office:value-type="float" office:value="4563669.76">
            <text:p><text:s/>4.563.670 </text:p>
          </table:table-cell>
          <table:table-cell table:style-name="ce15" office:value-type="float" office:value="9117578.01">
            <text:p><text:s/>9.117.578 </text:p>
          </table:table-cell>
          <table:table-cell table:style-name="ce15" office:value-type="float" office:value="7105706.93">
            <text:p><text:s/>7.105.707 </text:p>
          </table:table-cell>
          <table:table-cell table:style-name="ce15" office:value-type="float" office:value="4753722.3">
            <text:p><text:s/>4.753.722 </text:p>
          </table:table-cell>
          <table:table-cell table:style-name="ce15" office:value-type="float" office:value="25441564.27">
            <text:p><text:s/>25.441.564 </text:p>
          </table:table-cell>
          <table:table-cell table:style-name="ce15" office:value-type="float" office:value="1812527.84">
            <text:p><text:s/>1.812.528 </text:p>
          </table:table-cell>
          <table:table-cell table:style-name="ce15" office:value-type="float" office:value="7218158.25">
            <text:p><text:s/>7.218.158 </text:p>
          </table:table-cell>
          <table:table-cell table:style-name="ce15" office:value-type="float" office:value="3504550.75">
            <text:p><text:s/>3.504.551 </text:p>
          </table:table-cell>
          <table:table-cell table:style-name="ce15" office:value-type="float" office:value="4144100.55">
            <text:p><text:s/>4.144.101 </text:p>
          </table:table-cell>
          <table:table-cell table:style-name="ce15" office:value-type="float" office:value="14596072.68">
            <text:p><text:s/>14.596.073 </text:p>
          </table:table-cell>
          <table:table-cell table:style-name="ce15" office:value-type="float" office:value="2097106.64">
            <text:p><text:s/>2.097.107 </text:p>
          </table:table-cell>
          <table:table-cell table:style-name="ce15" office:value-type="float" office:value="16848503.06">
            <text:p><text:s/>16.848.503 </text:p>
          </table:table-cell>
          <table:table-cell table:style-name="ce15" office:value-type="float" office:value="4492434881.71">
            <text:p><text:s/>4.492.434.882 </text:p>
          </table:table-cell>
          <table:table-cell table:style-name="ce15" office:value-type="float" office:value="2110825.03">
            <text:p><text:s/>2.110.825 </text:p>
          </table:table-cell>
          <table:table-cell table:style-name="ce15" office:value-type="float" office:value="1144140.6">
            <text:p><text:s/>1.144.141 </text:p>
          </table:table-cell>
          <table:table-cell table:style-name="ce15" office:value-type="float" office:value="114050.15">
            <text:p><text:s/>114.050 </text:p>
          </table:table-cell>
          <table:table-cell table:style-name="ce15" office:value-type="float" office:value="12359235.88">
            <text:p><text:s/>12.359.236 </text:p>
          </table:table-cell>
          <table:table-cell table:style-name="ce15" office:value-type="float" office:value="11547696.14">
            <text:p><text:s/>11.547.696 </text:p>
          </table:table-cell>
          <table:table-cell table:style-name="ce15" office:value-type="float" office:value="5249893.68">
            <text:p><text:s/>5.249.894 </text:p>
          </table:table-cell>
          <table:table-cell table:style-name="ce15" office:value-type="float" office:value="102922945.68">
            <text:p><text:s/>102.922.946 </text:p>
          </table:table-cell>
          <table:table-cell table:style-name="ce15" office:value-type="float" office:value="792528.8">
            <text:p><text:s/>792.529 </text:p>
          </table:table-cell>
          <table:table-cell table:style-name="ce24" office:value-type="float" office:value="4766206371.02">
            <text:p><text:s/>4.766.206.371 </text:p>
          </table:table-cell>
          <table:table-cell table:style-name="ce17"/>
          <table:table-cell table:style-name="ce27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2130347.86">
            <text:p><text:s/>32.130.348 </text:p>
          </table:table-cell>
          <table:table-cell table:style-name="ce16" office:value-type="float" office:value="134236115.64">
            <text:p><text:s/>134.236.116 </text:p>
          </table:table-cell>
          <table:table-cell table:style-name="ce16" office:value-type="float" office:value="746050851.58">
            <text:p><text:s/>746.050.852 </text:p>
          </table:table-cell>
          <table:table-cell table:style-name="ce16" office:value-type="float" office:value="34838910.65">
            <text:p><text:s/>34.838.911 </text:p>
          </table:table-cell>
          <table:table-cell table:style-name="ce16" office:value-type="float" office:value="1338558959.57">
            <text:p><text:s/>1.338.558.960 </text:p>
          </table:table-cell>
          <table:table-cell table:style-name="ce16" office:value-type="float" office:value="681085384.34">
            <text:p><text:s/>681.085.384 </text:p>
          </table:table-cell>
          <table:table-cell table:style-name="ce16" office:value-type="float" office:value="4980457205.28">
            <text:p><text:s/>4.980.457.205 </text:p>
          </table:table-cell>
          <table:table-cell table:style-name="ce16" office:value-type="float" office:value="1209146836.5">
            <text:p><text:s/>1.209.146.837 </text:p>
          </table:table-cell>
          <table:table-cell table:style-name="ce16" office:value-type="float" office:value="998727964.23">
            <text:p><text:s/>998.727.964 </text:p>
          </table:table-cell>
          <table:table-cell table:style-name="ce16" office:value-type="float" office:value="441535777.56">
            <text:p><text:s/>441.535.778 </text:p>
          </table:table-cell>
          <table:table-cell table:style-name="ce16" office:value-type="float" office:value="3358360119.36">
            <text:p><text:s/>3.358.360.119 </text:p>
          </table:table-cell>
          <table:table-cell table:style-name="ce16" office:value-type="float" office:value="325425916.72">
            <text:p><text:s/>325.425.917 </text:p>
          </table:table-cell>
          <table:table-cell table:style-name="ce16" office:value-type="float" office:value="352154671.53">
            <text:p><text:s/>352.154.672 </text:p>
          </table:table-cell>
          <table:table-cell table:style-name="ce16" office:value-type="float" office:value="327182058.65">
            <text:p><text:s/>327.182.059 </text:p>
          </table:table-cell>
          <table:table-cell table:style-name="ce16" office:value-type="float" office:value="213248758.94">
            <text:p><text:s/>213.248.759 </text:p>
          </table:table-cell>
          <table:table-cell table:style-name="ce16" office:value-type="float" office:value="1124916101.33">
            <text:p><text:s/>1.124.916.101 </text:p>
          </table:table-cell>
          <table:table-cell table:style-name="ce16" office:value-type="float" office:value="116743504.42">
            <text:p><text:s/>116.743.504 </text:p>
          </table:table-cell>
          <table:table-cell table:style-name="ce16" office:value-type="float" office:value="3444569255.35">
            <text:p><text:s/>3.444.569.255 </text:p>
          </table:table-cell>
          <table:table-cell table:style-name="ce16" office:value-type="float" office:value="15070390448.49">
            <text:p><text:s/>15.070.390.448 </text:p>
          </table:table-cell>
          <table:table-cell table:style-name="ce16" office:value-type="float" office:value="204059349.09">
            <text:p><text:s/>204.059.349 </text:p>
          </table:table-cell>
          <table:table-cell table:style-name="ce16" office:value-type="float" office:value="105823703.43">
            <text:p><text:s/>105.823.703 </text:p>
          </table:table-cell>
          <table:table-cell table:style-name="ce16" office:value-type="float" office:value="32715407.26">
            <text:p><text:s/>32.715.407 </text:p>
          </table:table-cell>
          <table:table-cell table:style-name="ce16" office:value-type="float" office:value="2722881489.91">
            <text:p><text:s/>2.722.881.490 </text:p>
          </table:table-cell>
          <table:table-cell table:style-name="ce16" office:value-type="float" office:value="2036816980.83">
            <text:p><text:s/>2.036.816.981 </text:p>
          </table:table-cell>
          <table:table-cell table:style-name="ce16" office:value-type="float" office:value="171872645.44">
            <text:p><text:s/>171.872.645 </text:p>
          </table:table-cell>
          <table:table-cell table:style-name="ce16" office:value-type="float" office:value="25869914177.95">
            <text:p><text:s/>25.869.914.178 </text:p>
          </table:table-cell>
          <table:table-cell table:style-name="ce16" office:value-type="float" office:value="68028357.66">
            <text:p><text:s/>68.028.358 </text:p>
          </table:table-cell>
          <table:table-cell table:style-name="ce25" office:value-type="float" office:value="66141871299.57">
            <text:p><text:s/>66.141.871.300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 </number:text>
      <number:number number:decimal-places="0" number:min-integer-digits="1" number:grouping="true"/>
      <number:text> </number:text>
    </number:number-style>
    <number:number-style style:name="N167">
      <number:text>(R$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 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 </number:text>
      <number:number number:decimal-places="2" number:min-integer-digits="1" number:grouping="true"/>
      <number:text> </number:text>
    </number:number-style>
    <number:number-style style:name="N169">
      <number:text>(R$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 </number:text>
      <number:number number: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R$ </number:text>
      <number:number number:decimal-places="2" number:min-integer-digits="1" number:grouping="true"/>
      <number:text> </number:text>
    </number:number-style>
    <number:number-style style:name="N174P1" style:volatile="true">
      <number:text> R$ (</number:text>
      <number:number number:decimal-places="2" number:min-integer-digits="1" number:grouping="true"/>
      <number:text>)</number:text>
    </number:number-style>
    <number:number-style style:name="N174P2" style:volatile="true">
      <number:text> R$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3" number:min-exponent-digits="1"/>
    </number:number-style>
    <number:number-style style:name="N176P0" style:volatile="true">
      <number:text>R$ </number:text>
      <number:number number:decimal-places="0" number:min-integer-digits="1" number:grouping="true"/>
    </number:number-style>
    <number:number-style style:name="N176">
      <number:text>R$ 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style:text-properties fo:color="#ff0000"/>
      <number:text>R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number:min-integer-digits="1" number:grouping="true"/>
    </number:number-style>
    <number:number-style style:name="N178">
      <number:text>R$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style:text-properties fo:color="#ff0000"/>
      <number:text>R$ 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R$ </number:text>
      <number:number number:decimal-places="0" number:min-integer-digits="1" number:grouping="true"/>
      <number:text> </number:text>
    </number:number-style>
    <number:number-style style:name="N180P1" style:volatile="true">
      <number:text> R$ -</number:text>
      <number:number number:decimal-places="0" number:min-integer-digits="1" number:grouping="true"/>
      <number:text> </number:text>
    </number:number-style>
    <number:number-style style:name="N180P2" style:volatile="true">
      <number:text> R$ 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2" number:min-integer-digits="1" number:grouping="true"/>
      <number:text> </number:text>
    </number:number-style>
    <number:number-style style:name="N182P1" style:volatile="true">
      <number:text> R$ -</number:text>
      <number:number number:decimal-places="2" number:min-integer-digits="1" number:grouping="true"/>
      <number:text> </number:text>
    </number:number-style>
    <number:number-style style:name="N182P2" style:volatile="true">
      <number:text> R$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0" number:min-integer-digits="1" number:grouping="true"/>
      <number:text> </number:text>
    </number:number-style>
    <number:number-style style:name="N18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1" number:min-integer-digits="1" number:grouping="true"/>
      <number:text> </number:text>
    </number:number-style>
    <number:number-style style:name="N187P1" style:volatile="true">
      <number:text> (</number:text>
      <number:number number:decimal-places="1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3" number:min-integer-digits="1" number:grouping="true"/>
      <number:text> </number:text>
    </number:number-style>
    <number:number-style style:name="N189P1" style:volatile="true">
      <number:text> (</number:text>
      <number:number number:decimal-places="3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4" number:min-integer-digits="1" number:grouping="true"/>
      <number:text> </number:text>
    </number:number-style>
    <number:number-style style:name="N190P1" style:volatile="true">
      <number:text> (</number:text>
      <number:number number:decimal-places="4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5" number:min-integer-digits="1" number:grouping="true"/>
      <number:text> </number:text>
    </number:number-style>
    <number:number-style style:name="N191P1" style:volatile="true">
      <number:text> (</number:text>
      <number:number number:decimal-places="5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/11/2011</text:date>, <text:time>17:07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1-11-17T17:07:47.49</dc:date>
    <meta:print-date>2011-05-12T16:46:54</meta:print-date>
    <meta:generator>BrOffice.org/3.2$Win32 OpenOffice.org_project/320m18$Build-9502</meta:generator>
    <meta:editing-duration>PT00H02M04S</meta:editing-duration>
    <meta:editing-cycles>1</meta:editing-cycles>
    <meta:document-statistic meta:table-count="1" meta:cell-count="1110" meta:object-count="2"/>
  </office:meta>
</office:document-meta>
</file>